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45.71pt"/>
    </style:style>
    <style:style style:name="co4" style:family="table-column">
      <style:table-column-properties fo:break-before="auto" style:column-width="752.09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735.56pt"/>
    </style:style>
    <style:style style:name="co7" style:family="table-column">
      <style:table-column-properties fo:break-before="auto" style:column-width="258.86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1067.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</table:table-row>
        <table:table-row table:style-name="ro1">
          <table:table-cell office:value-type="string" calcext:value-type="string">
            <text:p>[3.77035703]</text:p>
          </table:table-cell>
          <table:table-cell office:value-type="float" office:value="3.70364486501345" calcext:value-type="float">
            <text:p>3.70364486501345</text:p>
          </table:table-cell>
          <table:table-cell office:value-type="string" calcext:value-type="string">
            <text:p>[3712 3711 2458 <text:s text:c="2"/>28 2457 <text:s/>595 <text:s/>365 1103 3545 <text:s/>366]</text:p>
          </table:table-cell>
          <table:table-cell office:value-type="string" calcext:value-type="string">
            <text:p>[0.57075257 0.06079148 0.04253241 0.02310088 0.02292739 0.01328804 0.00718302 0.00630178 0.00516324 0.00203061]</text:p>
          </table:table-cell>
          <table:table-cell office:value-type="float" office:value="0.066712160515829" calcext:value-type="float">
            <text:p>0.066712160515829</text:p>
          </table:table-cell>
          <table:table-cell office:value-type="string" calcext:value-type="string">
            <text:p>[('Drama', 0.5707525715708693), ('Adventure|Drama', 0.06079147580789887), ('Drama|Romance', 0.04253240846079537), ('Drama|War', 0.023100879882798235), ('Drama', 0.022927387742395933), ('Children|Drama|Fantasy|Mystery', 0.013288035603630552), ('Comedy|Drama', 0.0071830169920467125), ('Drama', 0.006301775667316399), ('Drama', 0.005163243400690981), ('Drama', 0.0020306099774127697)]</text:p>
          </table:table-cell>
          <table:table-cell office:value-type="string" calcext:value-type="string">
            <text:p>['Drama|Romance|War']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1.34009244116406" calcext:value-type="float">
            <text:p>1.340092441164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'Drama|War', 'Drama', 'Adventure|Drama', 'Drama', 'Children|Drama|Fantasy|Mystery', 'Drama|Romance', 'Drama', 'Comedy|Drama', 'Drama', 'Drama', 'Drama', 'Drama|Romance', 'Drama|Romance', 'Drama', 'Drama', 'Drama', 'Drama|Romance|War', 'Drama', 'Drama', 'Comedy|Drama']</text:p>
          </table:table-cell>
        </table:table-row>
        <table:table-row table:style-name="ro1">
          <table:table-cell office:value-type="string" calcext:value-type="string">
            <text:p>[3.47380135]</text:p>
          </table:table-cell>
          <table:table-cell office:value-type="float" office:value="3.15689492835697" calcext:value-type="float">
            <text:p>3.15689492835697</text:p>
          </table:table-cell>
          <table:table-cell office:value-type="string" calcext:value-type="string">
            <text:p>[2638 2604 2553 1603 2611 2640 2643 1472 1876 <text:s/>266]</text:p>
          </table:table-cell>
          <table:table-cell office:value-type="string" calcext:value-type="string">
            <text:p>[0.18660041 0.17842014 0.07926369 0.07688968 0.06854912 0.05665018 0.02266093 0.01766391 0.00467433 0.00338788]</text:p>
          </table:table-cell>
          <table:table-cell office:value-type="float" office:value="0.316906416767892" calcext:value-type="float">
            <text:p>0.316906416767892</text:p>
          </table:table-cell>
          <table:table-cell office:value-type="string" calcext:value-type="string">
            <text:p>[('Drama', 0.18660040725771265), ('Drama', 0.1784201408586596), ('Comedy|Romance', 0.07926369471013242), ('Comedy', 0.07688967525814397), ('Action|Comedy', 0.06854911752875788), ('Comedy', 0.05665018217113147), ('Drama|Fantasy|Romance', 0.022660929059300613), ('Action|Western', 0.017663914121586688), ('Comedy|Romance', 0.0046743270574546815), ('Drama', 0.0033878810020915953)]</text:p>
          </table:table-cell>
          <table:table-cell office:value-type="string" calcext:value-type="string">
            <text:p>['Action|Adventure|Thriller']</text:p>
          </table:table-cell>
          <table:table-cell office:value-type="float" office:value="3.56590909090909" calcext:value-type="float">
            <text:p>3.56590909090909</text:p>
          </table:table-cell>
          <table:table-cell office:value-type="float" office:value="1.06182586781153" calcext:value-type="float">
            <text:p>1.061825867811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['Crime|Drama', 'Drama', 'Comedy|Crime|Romance', 'Crime|Drama|Thriller', 'Adventure|Drama|Thriller', 'Action|Adventure|Thriller', 'Action|Adventure|Thriller', 'Drama|Romance', 'Drama|Thriller', 'Comedy|Fantasy|Romance', 'Crime|Drama|Mystery|Thriller', 'Drama', 'Drama|War', 'Action|Crime|Drama', 'Comedy|Romance', 'Crime|Drama', 'Action|Adventure|Sci-Fi', 'Crime|Drama', 'Action|Adventure|Comedy|Fantasy|Romance', 'Drama|Sci-Fi|Thriller']</text:p>
          </table:table-cell>
        </table:table-row>
        <table:table-row table:style-name="ro1">
          <table:table-cell office:value-type="string" calcext:value-type="string">
            <text:p>[3.33805734]</text:p>
          </table:table-cell>
          <table:table-cell office:value-type="float" office:value="2.74487998250515" calcext:value-type="float">
            <text:p>2.74487998250515</text:p>
          </table:table-cell>
          <table:table-cell office:value-type="string" calcext:value-type="string">
            <text:p>[2064 2097 2337 1248 3141 2325 1131 <text:s/>194 <text:s/>179 2306]</text:p>
          </table:table-cell>
          <table:table-cell office:value-type="string" calcext:value-type="string">
            <text:p>[0.38531456 0.07887306 0.05344321 0.04801156 0.03034954 0.02257779 0.01817368 0.0149658 <text:s/>0.0095379 <text:s/>0.00636436]</text:p>
          </table:table-cell>
          <table:table-cell office:value-type="float" office:value="0.593177354674114" calcext:value-type="float">
            <text:p>0.593177354674114</text:p>
          </table:table-cell>
          <table:table-cell office:value-type="string" calcext:value-type="string">
            <text:p>[('Drama|Mystery', 0.38531455848955376), ('Action|Adventure', 0.07887306353914626), ('Action|Crime|Drama|Western', 0.053443206806453925), ('Comedy|Crime|Mystery|Thriller', 0.048011562637800514), ('Action|Drama|Horror|Thriller', 0.030349542834983638), ('Action|Comedy|Crime|Mystery', 0.02257778600847029), ('Mystery|Thriller', 0.01817368322978588), ('Adventure|Animation|Children|Comedy|Crime|Fantasy|Mystery', 0.014965799811852316), ('Animation|Comedy|Musical', 0.009537899436937348), ('Comedy|Drama', 0.006364364640868273)]</text:p>
          </table:table-cell>
          <table:table-cell office:value-type="string" calcext:value-type="string">
            <text:p>['Action|Comedy']</text:p>
          </table:table-cell>
          <table:table-cell office:value-type="float" office:value="3.1657196969697" calcext:value-type="float">
            <text:p>3.1657196969697</text:p>
          </table:table-cell>
          <table:table-cell office:value-type="float" office:value="1.09081003272376" calcext:value-type="float">
            <text:p>1.0908100327237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['Action|Adventure|Animation|Drama|Fantasy', 'Action|Adventure|Sci-Fi', 'Drama|Mystery', 'Adventure|Animation|Children|Drama|Musical|IMAX', 'Action|Sci-Fi|Thriller', 'Comedy|Crime|Mystery|Thriller', 'Mystery|Thriller', 'Action|Adventure', 'Action|Comedy|Crime|Mystery', 'Action|Adventure|Comedy|Sci-Fi', 'Mystery|Thriller', 'Action|Crime|Thriller', 'Crime|Drama', 'Mystery|Thriller', 'Action|Crime|Drama|Western', 'Action|Drama|Horror|Thriller', 'Action|Crime|Drama|IMAX', 'Adventure|Animation|Children|Comedy|Crime|Fantasy|Mystery', 'Action|Adventure|Sci-Fi', 'Comedy|Drama']</text:p>
          </table:table-cell>
        </table:table-row>
        <table:table-row table:style-name="ro1">
          <table:table-cell office:value-type="string" calcext:value-type="string">
            <text:p>[4.23598621]</text:p>
          </table:table-cell>
          <table:table-cell office:value-type="float" office:value="3.92113462608311" calcext:value-type="float">
            <text:p>3.92113462608311</text:p>
          </table:table-cell>
          <table:table-cell office:value-type="string" calcext:value-type="string">
            <text:p>[565 684 571 573 <text:s/>58 509 595 558 580 632]</text:p>
          </table:table-cell>
          <table:table-cell office:value-type="string" calcext:value-type="string">
            <text:p>[0.28131732 0.23512496 0.0833762 <text:s/>0.08131151 0.06695566 0.03415845 0.02741813 0.01946402 0.01295066 0.00512033]</text:p>
          </table:table-cell>
          <table:table-cell office:value-type="float" office:value="0.314851580831725" calcext:value-type="float">
            <text:p>0.314851580831725</text:p>
          </table:table-cell>
          <table:table-cell office:value-type="string" calcext:value-type="string">
            <text:p>[('Comedy', 0.2813173244051313), ('Adventure|Animation|Children|Comedy|Musical', 0.2351249639770182), ('Mystery|Thriller', 0.08337619525820032), ('Children|Drama', 0.08131150586508529), ('Action|Adventure', 0.066955655033559), ('Action|Adventure|Drama', 0.0341584542625879), ('Children|Drama|Fantasy|Mystery', 0.02741813306477488), ('Drama|Thriller', 0.01946401805516693), ('Drama', 0.012950663913462997), ('Adventure|Comedy|Western', 0.00512032754798093)]</text:p>
          </table:table-cell>
          <table:table-cell office:value-type="string" calcext:value-type="string">
            <text:p>['Comedy|Drama|Romance']</text:p>
          </table:table-cell>
          <table:table-cell office:value-type="float" office:value="3.49363057324841" calcext:value-type="float">
            <text:p>3.49363057324841</text:p>
          </table:table-cell>
          <table:table-cell office:value-type="float" office:value="0.849292064027853" calcext:value-type="float">
            <text:p>0.8492920640278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['Action|Drama|Romance', 'Action|Adventure|Romance|Thriller', 'Action|Adventure|Sci-Fi|Thriller', 'Comedy|Drama', 'Animation|Children|Drama|Musical|Romance', 'Action|Drama|Western', 'Adventure|Drama|Western', 'Comedy', 'Comedy', 'Action|Adventure|Mystery|Sci-Fi', 'Children|Drama|Fantasy|Mystery', 'Action|Adventure|Sci-Fi|Thriller', 'Drama', 'Drama', 'Adventure|Comedy|Western', 'Crime|Drama|Horror|Mystery|Thriller', 'Drama|Mystery|Thriller', 'Animation|Children|Fantasy|Musical|Romance|IMAX', 'Adventure|Animation|Children|Comedy|Musical', 'Action|Romance|Thriller']</text:p>
          </table:table-cell>
        </table:table-row>
        <table:table-row table:style-name="ro1">
          <table:table-cell office:value-type="string" calcext:value-type="string">
            <text:p>[3.54228868]</text:p>
          </table:table-cell>
          <table:table-cell office:value-type="float" office:value="4.00142353632685" calcext:value-type="float">
            <text:p>4.00142353632685</text:p>
          </table:table-cell>
          <table:table-cell office:value-type="string" calcext:value-type="string">
            <text:p>[9389 5600 9397 5293 6316 9400 9378 9399 9392 8202]</text:p>
          </table:table-cell>
          <table:table-cell office:value-type="string" calcext:value-type="string">
            <text:p>[0.21988699 0.1076698 <text:s/>0.10577474 0.09288081 0.06031297 0.05512497 0.0420738 <text:s/>0.01378536 0.00909015 0.00185815]</text:p>
          </table:table-cell>
          <table:table-cell office:value-type="float" office:value="0.459134856051614" calcext:value-type="float">
            <text:p>0.459134856051614</text:p>
          </table:table-cell>
          <table:table-cell office:value-type="string" calcext:value-type="string">
            <text:p>[('Drama|War', 0.21988699282782911), ('Drama|Fantasy|Romance', 0.10766979881646536), ('Comedy|Drama|Romance', 0.10577474089539968), ('Drama', 0.0928808065026759), ('Comedy|Drama', 0.060312971408830136), ('Drama', 0.05512496769931909), ('Drama', 0.04207379654676048), ('Drama', 0.013785360531788662), ('Documentary', 0.009090154618310939), ('Drama|Romance', 0.001858146207668248)]</text:p>
          </table:table-cell>
          <table:table-cell office:value-type="string" calcext:value-type="string">
            <text:p>['Crime|Drama|Mystery']</text:p>
          </table:table-cell>
          <table:table-cell office:value-type="float" office:value="3.50795334040297" calcext:value-type="float">
            <text:p>3.50795334040297</text:p>
          </table:table-cell>
          <table:table-cell office:value-type="float" office:value="1.1530265167836" calcext:value-type="float">
            <text:p>1.15302651678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['Drama|Romance', 'Drama|War', 'Documentary', 'Crime|Drama|Thriller', 'Drama|Romance', 'Comedy|Drama|Romance', 'Drama', 'Drama', 'Comedy', 'Action|Drama|War', 'Drama|Romance|Western', 'Drama', 'Drama', 'Comedy|Drama|Romance', 'Documentary', 'Drama', 'Crime|Drama', 'Comedy|Crime|Thriller', 'Drama', 'Drama']</text:p>
          </table:table-cell>
        </table:table-row>
        <table:table-row table:style-name="ro1">
          <table:table-cell office:value-type="string" calcext:value-type="string">
            <text:p>[3.61767537]</text:p>
          </table:table-cell>
          <table:table-cell office:value-type="float" office:value="3.5884445505349" calcext:value-type="float">
            <text:p>3.5884445505349</text:p>
          </table:table-cell>
          <table:table-cell office:value-type="string" calcext:value-type="string">
            <text:p>[ 524 1165 <text:s/>292 <text:s text:c="3"/>2 <text:s text:c="2"/>37 <text:s text:c="2"/>42 <text:s text:c="2"/>40 <text:s text:c="2"/>36 <text:s/>461 2443]</text:p>
          </table:table-cell>
          <table:table-cell office:value-type="string" calcext:value-type="string">
            <text:p>[0.25141775 0.21995083 0.09791288 0.03932487 0.0378209 <text:s/>0.03021957 0.02943912 0.02484277 0.02312523 0.00804454]</text:p>
          </table:table-cell>
          <table:table-cell office:value-type="float" office:value="0.0292308232024845" calcext:value-type="float">
            <text:p>0.029230823202485</text:p>
          </table:table-cell>
          <table:table-cell office:value-type="string" calcext:value-type="string">
            <text:p>[('Comedy', 0.2514177548857229), ('Action|Adventure|Sci-Fi|Thriller', 0.21995083318539957), ('Mystery|Sci-Fi|Thriller', 0.09791288054519572), ('Action|Crime|Thriller', 0.03932486987270592), ('Action|Adventure|Mystery|Thriller', 0.03782090028270106), ('Action|Adventure|Sci-Fi|Thriller', 0.030219571525206896), ('Action|Adventure|Thriller', 0.029439121760869873), ('Comedy|Crime|Drama|Thriller', 0.0248427711681813), ('Crime|Drama', 0.023125232655036174), ('Drama|Thriller', 0.008044540399246567)]</text:p>
          </table:table-cell>
          <table:table-cell office:value-type="string" calcext:value-type="string">
            <text:p>['Drama|Romance']</text:p>
          </table:table-cell>
          <table:table-cell office:value-type="float" office:value="3.57692307692308" calcext:value-type="float">
            <text:p>3.57692307692308</text:p>
          </table:table-cell>
          <table:table-cell office:value-type="float" office:value="0.689095110275728" calcext:value-type="float">
            <text:p>0.6890951102757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'Comedy', 'Mystery|Sci-Fi|Thriller', 'Action|Adventure|Sci-Fi|Thriller', 'Action|Crime|Thriller', 'Drama|Romance', 'Comedy|Drama|Romance', 'Drama|Thriller', 'Comedy|Crime|Drama|Thriller', 'Action|Adventure|Mystery|Thriller', 'Action|Adventure|Sci-Fi|Thriller', 'Crime|Drama', 'Action|Adventure|Thriller', 'Comedy|Thriller', 'Comedy|Romance', 'Children|Comedy|Fantasy|Musical', 'Action|Adventure|Thriller', 'Drama', 'Action|Thriller', 'Action|Adventure|Thriller', 'Comedy|Drama|Romance']</text:p>
          </table:table-cell>
        </table:table-row>
        <table:table-row table:style-name="ro1">
          <table:table-cell office:value-type="string" calcext:value-type="string">
            <text:p>[5.01726711]</text:p>
          </table:table-cell>
          <table:table-cell office:value-type="float" office:value="3.81800828664704" calcext:value-type="float">
            <text:p>3.81800828664704</text:p>
          </table:table-cell>
          <table:table-cell office:value-type="string" calcext:value-type="string">
            <text:p>[1135 <text:s/>351 1102 1136 <text:s text:c="2"/>45 <text:s text:c="3"/>4 <text:s/>232 <text:s/>774 1021 <text:s text:c="2"/>28]</text:p>
          </table:table-cell>
          <table:table-cell office:value-type="string" calcext:value-type="string">
            <text:p>[0.46583194 0.15468831 0.11107023 0.08410716 0.07032886 0.0534008 0.05148272 0.00785527 0.00364496 0.00243689]</text:p>
          </table:table-cell>
          <table:table-cell office:value-type="float" office:value="1.19925882139284" calcext:value-type="float">
            <text:p>1.19925882139284</text:p>
          </table:table-cell>
          <table:table-cell office:value-type="string" calcext:value-type="string">
            <text:p>[('Action|Drama|Western', 0.46583194481839707), ('Drama', 0.15468830987771412), ('Action|Adventure|Western', 0.11107022990827639), ('Crime|Drama', 0.08410715694911157), ('Drama|Mystery', 0.07032885532606292), ('Crime|Mystery|Thriller', 0.053400801780367615), ('Crime|Drama', 0.051482716768035404), ('Action|Adventure|Drama|Fantasy', 0.007855265439887002), ('Comedy|Crime|Thriller', 0.0036449641462169163), ('Drama|War', 0.0024368883916858044)]</text:p>
          </table:table-cell>
          <table:table-cell office:value-type="string" calcext:value-type="string">
            <text:p>['Comedy|Drama|Sci-Fi']</text:p>
          </table:table-cell>
          <table:table-cell office:value-type="float" office:value="3.73207171314741" calcext:value-type="float">
            <text:p>3.73207171314741</text:p>
          </table:table-cell>
          <table:table-cell office:value-type="float" office:value="0.631531442593886" calcext:value-type="float">
            <text:p>0.63153144259388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['Crime|Drama', 'Drama', 'Drama|Mystery', 'Action|Adventure|Western', 'Crime|Drama', 'Action|Drama|Western', 'Crime|Mystery|Thriller', 'Crime|Drama|Thriller', 'Drama|War', 'Crime|Horror', 'Drama|Mystery|Thriller', 'Crime|Drama', 'Action|Adventure|Sci-Fi', 'Action|Comedy|Crime', 'Drama|Mystery|Thriller', 'Crime|Drama|Sci-Fi|Thriller', 'Action|Crime|Drama|Mystery|Sci-Fi|Thriller|IMAX', 'Action|Crime|Drama|Thriller', 'Adventure|Comedy|Fantasy', 'Comedy|Crime|Drama']</text:p>
          </table:table-cell>
        </table:table-row>
        <table:table-row table:style-name="ro1">
          <table:table-cell office:value-type="string" calcext:value-type="string">
            <text:p>[3.33435187]</text:p>
          </table:table-cell>
          <table:table-cell office:value-type="float" office:value="3.27255577828301" calcext:value-type="float">
            <text:p>3.27255577828301</text:p>
          </table:table-cell>
          <table:table-cell office:value-type="string" calcext:value-type="string">
            <text:p>[888 920 825 968 970 931 950 934 885 823]</text:p>
          </table:table-cell>
          <table:table-cell office:value-type="string" calcext:value-type="string">
            <text:p>[0.21269041 0.14906792 0.09769081 0.07666648 0.07223996 0.0341579 0.0184628 <text:s/>0.00298284 0.00170467 0.00120658]</text:p>
          </table:table-cell>
          <table:table-cell office:value-type="float" office:value="0.0617960935370934" calcext:value-type="float">
            <text:p>0.061796093537093</text:p>
          </table:table-cell>
          <table:table-cell office:value-type="string" calcext:value-type="string">
            <text:p>[('Comedy|Romance', 0.21269041084472012), ('Drama|Romance', 0.1490679245933804), ('Comedy|Romance', 0.09769081359792073), ('Action|Adventure|Crime', 0.07666648235186363), ('Comedy', 0.07223995579422873), ('Animation|Children|Comedy|Crime', 0.03415789983971663), ('Action|Adventure|Thriller|IMAX', 0.01846279896598261), ('Drama', 0.0029828411543628922), ('Action|Adventure|Drama|War', 0.0017046658952252099), ('Action|Adventure|Thriller', 0.0012065813266188637)]</text:p>
          </table:table-cell>
          <table:table-cell office:value-type="string" calcext:value-type="string">
            <text:p>['Drama|Fantasy|Romance']</text:p>
          </table:table-cell>
          <table:table-cell office:value-type="float" office:value="3.27857142857143" calcext:value-type="float">
            <text:p>3.27857142857143</text:p>
          </table:table-cell>
          <table:table-cell office:value-type="float" office:value="1.17149390061736" calcext:value-type="float">
            <text:p>1.1714939006173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'Animation|Children|Comedy|Crime', 'Comedy', 'Action|Adventure|Thriller|IMAX', 'Comedy|Drama', 'Action|Adventure|Crime|IMAX', 'Action|Crime|IMAX', 'Comedy|Romance', 'Comedy|Romance', 'Action|Adventure|Thriller', 'Drama|Romance', 'Action|Adventure|Crime', 'Drama', 'Action|Adventure|Drama|War', 'Drama|Romance', 'Adventure|Animation|Children|Comedy|Fantasy|Romance', 'Comedy|Romance', 'Drama|Fantasy|Romance|Thriller', 'Comedy|Drama', 'Adventure|Animation|Comedy|Fantasy|Musical|Romance', 'Comedy|Romance']</text:p>
          </table:table-cell>
        </table:table-row>
        <table:table-row table:style-name="ro1">
          <table:table-cell office:value-type="string" calcext:value-type="string">
            <text:p>[4.93429442]</text:p>
          </table:table-cell>
          <table:table-cell office:value-type="float" office:value="4.09059442972408" calcext:value-type="float">
            <text:p>4.09059442972408</text:p>
          </table:table-cell>
          <table:table-cell office:value-type="string" calcext:value-type="string">
            <text:p>[2993 3099 2131 2138 2538 1390 2735 1091 2529 3490]</text:p>
          </table:table-cell>
          <table:table-cell office:value-type="string" calcext:value-type="string">
            <text:p>[0.3338743 <text:s/>0.18933627 0.13173416 0.09804021 0.08641106 0.05314374 0.04967894 0.02568614 0.01401367 0.00494038]</text:p>
          </table:table-cell>
          <table:table-cell office:value-type="float" office:value="0.843699995212285" calcext:value-type="float">
            <text:p>0.843699995212285</text:p>
          </table:table-cell>
          <table:table-cell office:value-type="string" calcext:value-type="string">
            <text:p>[('Action|Crime', 0.3338743025049955), ('Action|Comedy', 0.189336271314066), ('Comedy|Fantasy|Romance', 0.1317341577851139), ('Action|Comedy|Sci-Fi', 0.09804020746839062), ('Crime|Drama|Thriller', 0.08641106493524821), ('Sci-Fi', 0.053143743335424334), ('Drama', 0.04967893858285251), ('Action|Adventure|Fantasy|Sci-Fi', 0.02568614283196176), ('Comedy|Horror|Sci-Fi|Thriller', 0.014013674467245163), ('Comedy|Drama|Romance', 0.004940381761975619)]</text:p>
          </table:table-cell>
          <table:table-cell office:value-type="string" calcext:value-type="string">
            <text:p>['Crime|Drama']</text:p>
          </table:table-cell>
          <table:table-cell office:value-type="float" office:value="3.69646271510516" calcext:value-type="float">
            <text:p>3.69646271510516</text:p>
          </table:table-cell>
          <table:table-cell office:value-type="float" office:value="0.672369822243785" calcext:value-type="float">
            <text:p>0.67236982224378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['Adventure|Animation|Children|Drama|Musical|IMAX', 'Sci-Fi', 'Drama|Thriller', 'Comedy|Horror|Sci-Fi|Thriller', 'Action|Adventure|Sci-Fi|Thriller', 'Action|Adventure', 'Action|Adventure|Drama|Fantasy', 'Mystery|Thriller', 'Action|Adventure|Sci-Fi', 'Action|Sci-Fi|IMAX', 'Action|Comedy|Crime', 'Action|Crime|Sci-Fi', 'Crime|Drama|Film-Noir|Thriller', 'Mystery|Sci-Fi|Thriller', 'Comedy|Fantasy|Romance', 'Adventure|Fantasy', 'Action|Comedy|Sci-Fi', 'Comedy', 'Action|Crime|Film-Noir|Mystery|Thriller', 'Drama|Romance']</text:p>
          </table:table-cell>
        </table:table-row>
        <table:table-row table:style-name="ro1">
          <table:table-cell office:value-type="string" calcext:value-type="string">
            <text:p>[4.27921411]</text:p>
          </table:table-cell>
          <table:table-cell office:value-type="float" office:value="3.9652444700116" calcext:value-type="float">
            <text:p>3.9652444700116</text:p>
          </table:table-cell>
          <table:table-cell office:value-type="string" calcext:value-type="string">
            <text:p>[8491 8505 3400 2808 2492 1130 5050 2266 4122 1291]</text:p>
          </table:table-cell>
          <table:table-cell office:value-type="string" calcext:value-type="string">
            <text:p>[4.52558705e-01 1.76492775e-01 8.99787336e-02 5.83534489e-02 2.69349403e-02 2.43796498e-02 1.38707419e-02 1.13281141e-02 1.72556732e-03 2.20145964e-04]</text:p>
          </table:table-cell>
          <table:table-cell office:value-type="float" office:value="0.313969635387393" calcext:value-type="float">
            <text:p>0.313969635387393</text:p>
          </table:table-cell>
          <table:table-cell office:value-type="string" calcext:value-type="string">
            <text:p>[('Animation|Drama|Sci-Fi|IMAX', 0.4525587045470286), ('Action|Comedy', 0.1764927745723456), ('Comedy|Drama|Horror|Sci-Fi|Thriller', 0.08997873364051374), ('Animation|Comedy|Fantasy|Sci-Fi', 0.0583534489216376), ('Adventure|Drama', 0.026934940343850786), ('Drama|Sci-Fi|War', 0.024379649812273547), ('Comedy|War', 0.013870741884366248), ('Drama|Sci-Fi', 0.011328114078122365), ('Comedy|Drama', 0.0017255673152570604), ('Comedy|Drama|Musical|Sci-Fi', 0.00022014596440382108)]</text:p>
          </table:table-cell>
          <table:table-cell office:value-type="string" calcext:value-type="string">
            <text:p>['Drama']</text:p>
          </table:table-cell>
          <table:table-cell office:value-type="float" office:value="3.73666666666667" calcext:value-type="float">
            <text:p>3.73666666666667</text:p>
          </table:table-cell>
          <table:table-cell office:value-type="float" office:value="0.927265993241541" calcext:value-type="float">
            <text:p>0.92726599324154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['Comedy|War', 'Comedy|Drama', 'Drama|Mystery|Thriller', 'Crime|Drama|Thriller', 'Drama|Sci-Fi', 'Comedy|Horror', 'Crime|Drama', 'Comedy|Drama|War', 'Adventure|Animation|Children|Romance|Sci-Fi', 'Comedy|Drama|Romance', 'Action|Sci-Fi|Thriller', 'Animation|Children|Comedy', 'Adventure|Animation|Children|Comedy|Sci-Fi', 'Action|Adventure|Animation|Drama|Fantasy', 'Drama|Mystery|Sci-Fi|Thriller', 'Drama|Sci-Fi|War', 'Adventure|Animation|Fantasy|Romance', 'Action|Adventure|Sci-Fi', 'Action|Adventure|Animation|Sci-Fi', 'Action|Drama|War']</text:p>
          </table:table-cell>
        </table:table-row>
        <table:table-row table:style-name="ro1">
          <table:table-cell office:value-type="string" calcext:value-type="string">
            <text:p>[2.89749744]</text:p>
          </table:table-cell>
          <table:table-cell office:value-type="float" office:value="2.12034052674942" calcext:value-type="float">
            <text:p>2.12034052674942</text:p>
          </table:table-cell>
          <table:table-cell office:value-type="string" calcext:value-type="string">
            <text:p>[1040 <text:s/>234 1047 2325 <text:s/>240 1190 <text:s/>244 1129 <text:s/>184 <text:s/>192]</text:p>
          </table:table-cell>
          <table:table-cell office:value-type="string" calcext:value-type="string">
            <text:p>[0.12120727 0.10368961 0.076582 <text:s text:c="2"/>0.07078437 0.06650111 0.06074883 0.02749594 0.02348029 0.01929382 0.00971624]</text:p>
          </table:table-cell>
          <table:table-cell office:value-type="float" office:value="0.777156911740003" calcext:value-type="float">
            <text:p>0.777156911740003</text:p>
          </table:table-cell>
          <table:table-cell office:value-type="string" calcext:value-type="string">
            <text:p>[('Crime|Horror|Mystery|Thriller', 0.12120727392987327), ('Action|Crime|Thriller', 0.10368961392286455), ('Action|Drama|Thriller', 0.07658200120142242), ('Action|Comedy|Crime|Mystery', 0.07078436882968413), ('Action|Drama|War', 0.06650111197169144), ('Action|Crime|Drama', 0.06074882622492969), ('Action|Crime|Drama|Mystery|Sci-Fi|Thriller|IMAX', 0.0274959412886774), ('Drama|Romance|Sci-Fi', 0.023480294701014027), ('Drama|Romance', 0.01929381714349271), ('Action|Crime|Drama|Thriller', 0.00971623848423532)]</text:p>
          </table:table-cell>
          <table:table-cell office:value-type="string" calcext:value-type="string">
            <text:p>['Action|Comedy']</text:p>
          </table:table-cell>
          <table:table-cell office:value-type="float" office:value="3.23588410104012" calcext:value-type="float">
            <text:p>3.23588410104012</text:p>
          </table:table-cell>
          <table:table-cell office:value-type="float" office:value="0.761419647489987" calcext:value-type="float">
            <text:p>0.76141964748998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['Drama|Romance|Sci-Fi', 'Action|Crime|Thriller', 'Crime|Horror|Mystery|Thriller', 'Action|Drama|Thriller', 'Comedy|Crime|Drama|Thriller', 'Action|Crime|Drama|Mystery|Sci-Fi|Thriller|IMAX', 'Action|Drama|War', 'Action|Comedy|Crime|Mystery', 'Action|Crime|Drama', 'Drama|Romance', 'Action|Crime|Drama|Thriller', 'Crime|Drama|Sci-Fi|Thriller', 'Action|Sci-Fi', 'Action|Crime|Film-Noir|Mystery|Thriller', 'Crime|Mystery|Thriller', 'Action|Thriller', 'Adventure|Animation|Comedy|Fantasy|Musical', 'Action|Sci-Fi', 'Crime|Drama', 'Comedy|Fantasy|Romance']</text:p>
          </table:table-cell>
        </table:table-row>
        <table:table-row table:style-name="ro1">
          <table:table-cell office:value-type="string" calcext:value-type="string">
            <text:p>[4.10198671]</text:p>
          </table:table-cell>
          <table:table-cell office:value-type="float" office:value="3.67679365656799" calcext:value-type="float">
            <text:p>3.67679365656799</text:p>
          </table:table-cell>
          <table:table-cell office:value-type="string" calcext:value-type="string">
            <text:p>[4750 2079 <text:s text:c="2"/>76 1123 <text:s/>184 <text:s/>414 1463 <text:s/>722 <text:s/>313 <text:s/>335]</text:p>
          </table:table-cell>
          <table:table-cell office:value-type="string" calcext:value-type="string">
            <text:p>[5.77848867e-01 1.67780078e-01 4.67582183e-02 9.77968662e-03 8.70164675e-03 5.51649915e-03 3.48000183e-03 1.64975988e-03 1.46867910e-03 5.26146231e-04]</text:p>
          </table:table-cell>
          <table:table-cell office:value-type="float" office:value="0.425193048701987" calcext:value-type="float">
            <text:p>0.425193048701987</text:p>
          </table:table-cell>
          <table:table-cell office:value-type="string" calcext:value-type="string">
            <text:p>[('Drama|Romance', 0.577848866922083), ('Drama', 0.1677800782069836), ('Crime|Horror', 0.04675821830754064), ('Crime|Drama|Thriller', 0.009779686623370958), ('Drama|Romance', 0.008701646754371722), ('Drama', 0.005516499153047913), ('Drama|Fantasy|Horror|Thriller', 0.0034800018294049015), ('Comedy|War', 0.0016497598808830217), ('Comedy|Romance', 0.0014686791025095656), ('Drama|Romance', 0.000526146231286844)]</text:p>
          </table:table-cell>
          <table:table-cell office:value-type="string" calcext:value-type="string">
            <text:p>['Fantasy|Horror|Romance|Thriller']</text:p>
          </table:table-cell>
          <table:table-cell office:value-type="float" office:value="3.68292682926829" calcext:value-type="float">
            <text:p>3.68292682926829</text:p>
          </table:table-cell>
          <table:table-cell office:value-type="float" office:value="0.674049444167584" calcext:value-type="float">
            <text:p>0.6740494441675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'Drama', 'Drama|Romance', 'Crime|Horror', 'Drama|Horror|Mystery|Thriller', 'Drama|Romance', 'Drama', 'Comedy|Romance', 'Drama', 'Drama|Romance', 'Drama|Romance', 'Comedy|Romance', 'Drama|Fantasy|Thriller', 'Drama|Mystery|Thriller', 'Comedy|War', 'Crime|Film-Noir|Thriller', 'Comedy|Drama|Romance', 'Drama', 'Action|Drama|War', 'Drama|Horror|Thriller', 'Drama|Horror']</text:p>
          </table:table-cell>
        </table:table-row>
        <table:table-row table:style-name="ro1">
          <table:table-cell office:value-type="string" calcext:value-type="string">
            <text:p>[3.41735876]</text:p>
          </table:table-cell>
          <table:table-cell office:value-type="float" office:value="4.41313276559847" calcext:value-type="float">
            <text:p>4.41313276559847</text:p>
          </table:table-cell>
          <table:table-cell office:value-type="string" calcext:value-type="string">
            <text:p>[9573 9628 9675 9576 9197 6243 9690 9661 6954 <text:s/>289]</text:p>
          </table:table-cell>
          <table:table-cell office:value-type="string" calcext:value-type="string">
            <text:p>[0.23787223 0.16687031 0.10886685 0.06099255 0.04132117 0.04091927 0.01201443 0.00724475 0.00702591 0.00034427]</text:p>
          </table:table-cell>
          <table:table-cell office:value-type="float" office:value="0.995774010490065" calcext:value-type="float">
            <text:p>0.995774010490065</text:p>
          </table:table-cell>
          <table:table-cell office:value-type="string" calcext:value-type="string">
            <text:p>[('Action|Crime|Drama', 0.2378722341971974), ('Crime|Drama|Mystery|Thriller', 0.16687031019547616), ('Drama|Horror|Romance', 0.1088668522187665), ('Action|Drama', 0.060992553423928474), ('Action|Comedy|Crime', 0.04132116781144036), ('Action|Crime', 0.04091927272117243), ('Action|Adventure', 0.012014428706065188), ('Action|Horror|Thriller', 0.007244751540785611), ('Adventure|Animation|Comedy|Fantasy|Romance|Sci-Fi', 0.007025910253904494), ('Fantasy|Horror', 0.00034426995294384045)]</text:p>
          </table:table-cell>
          <table:table-cell office:value-type="string" calcext:value-type="string">
            <text:p>['Drama']</text:p>
          </table:table-cell>
          <table:table-cell office:value-type="float" office:value="3.68855606758833" calcext:value-type="float">
            <text:p>3.68855606758833</text:p>
          </table:table-cell>
          <table:table-cell office:value-type="float" office:value="0.857092701927981" calcext:value-type="float">
            <text:p>0.85709270192798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['Adventure|Animation|Children|Comedy|Fantasy', 'Action|Drama|Western', 'Crime|Drama|Film-Noir|Thriller', 'Comedy|Crime|Drama', 'Action|Adventure|Crime|Drama|Thriller', 'Action|Drama|Thriller|Western', 'Drama', 'Crime|Drama', 'Action|Crime|Thriller', 'Crime|Drama|Thriller', 'Adventure|Animation|Children|Comedy|Fantasy|IMAX', 'Mystery|Thriller', 'Drama|Romance|Sci-Fi', 'Drama|Mystery|Sci-Fi|Thriller', 'Action|Comedy|Fantasy|Horror', 'Action|Adventure|Western', 'Comedy|Crime|Mystery|Thriller', 'Adventure|Comedy|Drama', 'Crime|Drama|Thriller', 'Comedy|Crime|Drama|Thriller']</text:p>
          </table:table-cell>
        </table:table-row>
        <table:table-row table:style-name="ro1">
          <table:table-cell office:value-type="string" calcext:value-type="string">
            <text:p>[4.81727054]</text:p>
          </table:table-cell>
          <table:table-cell office:value-type="float" office:value="4.48897565608637" calcext:value-type="float">
            <text:p>4.48897565608637</text:p>
          </table:table-cell>
          <table:table-cell office:value-type="string" calcext:value-type="string">
            <text:p>[2994 2991 2295 2992 2732 2335 2987 2298 1992 1366]</text:p>
          </table:table-cell>
          <table:table-cell office:value-type="string" calcext:value-type="string">
            <text:p>[0.16923287 0.16181965 0.1505414 <text:s/>0.13516766 0.11524062 0.09848891 0.05627191 0.05054468 0.01593682 0.01020958]</text:p>
          </table:table-cell>
          <table:table-cell office:value-type="float" office:value="0.328294885276018" calcext:value-type="float">
            <text:p>0.328294885276018</text:p>
          </table:table-cell>
          <table:table-cell office:value-type="string" calcext:value-type="string">
            <text:p>[('Action|Crime|Thriller', 0.16923286876191992), ('Action|Crime|Thriller', 0.16181965313993693), ('Comedy|Drama', 0.1505413953900279), ('Documentary', 0.13516766120423718), ('Crime|Drama|Thriller', 0.11524062240731804), ('Action|Drama|Thriller', 0.09848890956743173), ('Action|Comedy|Crime', 0.05627190953532111), ('Drama|Thriller', 0.05054468405615523), ('Action|Comedy|Crime', 0.015936820152753075), ('Action|Adventure|Sci-Fi', 0.010209584057375654)]</text:p>
          </table:table-cell>
          <table:table-cell office:value-type="string" calcext:value-type="string">
            <text:p>['Adventure|Drama|Sci-Fi']</text:p>
          </table:table-cell>
          <table:table-cell office:value-type="float" office:value="4.47692307692308" calcext:value-type="float">
            <text:p>4.47692307692308</text:p>
          </table:table-cell>
          <table:table-cell office:value-type="float" office:value="0.628984341438758" calcext:value-type="float">
            <text:p>0.628984341438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'Action|Crime|Drama|Thriller|War', 'Adventure|Animation|Children|Drama|Musical|IMAX', 'Action|Crime|Thriller', 'Action|Comedy|Crime', 'Action|Horror|Sci-Fi', 'Action|Crime|Drama|Western', 'Action|Drama|Thriller', 'Adventure|Drama|Sci-Fi|Thriller', 'Action|Sci-Fi|Thriller', 'Action|Crime|Thriller', 'Action|Comedy|Crime|Mystery', 'Adventure|Drama|Thriller', 'Action|Adventure|Crime|Drama|Thriller|War', 'Action|Adventure|Sci-Fi|Thriller', 'Action|Adventure|Thriller', 'Mystery|Sci-Fi|Thriller', 'Documentary', 'Action|Crime|Thriller', 'Action|Crime|Drama|Thriller', 'Crime|Drama|Romance']</text:p>
          </table:table-cell>
        </table:table-row>
        <table:table-row table:style-name="ro1">
          <table:table-cell office:value-type="string" calcext:value-type="string">
            <text:p>[3.79341194]</text:p>
          </table:table-cell>
          <table:table-cell office:value-type="float" office:value="3.77896148820512" calcext:value-type="float">
            <text:p>3.77896148820512</text:p>
          </table:table-cell>
          <table:table-cell office:value-type="string" calcext:value-type="string">
            <text:p>[2167 5605 1867 1729 1098 1109 2162 <text:s/>411 <text:s/>832 2076]</text:p>
          </table:table-cell>
          <table:table-cell office:value-type="string" calcext:value-type="string">
            <text:p>[0.29842441 0.14075078 0.10167065 0.05932936 0.0552913 <text:s/>0.03430694 0.03214424 0.01467554 0.01377265 0.00831651]</text:p>
          </table:table-cell>
          <table:table-cell office:value-type="float" office:value="0.0144504477735121" calcext:value-type="float">
            <text:p>0.014450447773512</text:p>
          </table:table-cell>
          <table:table-cell office:value-type="string" calcext:value-type="string">
            <text:p>[('Crime|Drama|Thriller', 0.29842441162451333), ('Adventure|Drama', 0.14075078394221496), ('Action|Adventure|Romance|Thriller', 0.10167065039336101), ('Drama|Mystery|Thriller', 0.059329362845531315), ('Documentary', 0.05529129970846518), ('Crime|Thriller|War', 0.034306937145500656), ('Action|Comedy|War', 0.03214424373635869), ('Comedy|Drama|Musical', 0.014675538511174981), ('Drama', 0.01377264840675961), ('Action|Crime|Drama|Thriller', 0.008316510881845944)]</text:p>
          </table:table-cell>
          <table:table-cell office:value-type="string" calcext:value-type="string">
            <text:p>['Action|Adventure|Comedy|Romance']</text:p>
          </table:table-cell>
          <table:table-cell office:value-type="float" office:value="3.81885856079404" calcext:value-type="float">
            <text:p>3.81885856079404</text:p>
          </table:table-cell>
          <table:table-cell office:value-type="float" office:value="0.735111400781015" calcext:value-type="float">
            <text:p>0.735111400781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['Documentary', 'Crime|Mystery|Thriller', 'Action|Crime|Drama|Thriller', 'Adventure|Animation|Children|Drama|Sci-Fi', 'Comedy|Crime|Romance', 'Drama', 'Comedy|Drama', 'Adventure|Fantasy', 'Action|Adventure|Romance|Thriller', 'Drama', 'Action|Sci-Fi', 'Action|Adventure|Fantasy', 'Drama|Mystery', 'Action|Adventure|Thriller', 'Crime|Drama|Thriller', 'Action|Adventure|Drama|Thriller|Western', 'Action|Adventure|Horror|Sci-Fi', 'Action|Adventure|Comedy|Thriller', 'Drama|War', 'Comedy|Drama|Musical']</text:p>
          </table:table-cell>
        </table:table-row>
        <table:table-row table:style-name="ro1">
          <table:table-cell office:value-type="string" calcext:value-type="string">
            <text:p>[3.96424252]</text:p>
          </table:table-cell>
          <table:table-cell office:value-type="float" office:value="4.15808126328358" calcext:value-type="float">
            <text:p>4.15808126328358</text:p>
          </table:table-cell>
          <table:table-cell office:value-type="string" calcext:value-type="string">
            <text:p>[4455 4277 4440 4431 4396 4327 4363 4392 4347 4389]</text:p>
          </table:table-cell>
          <table:table-cell office:value-type="string" calcext:value-type="string">
            <text:p>[0.18217656 0.1820523 <text:s/>0.10877836 0.08283754 0.07437962 0.053091 0.03885395 0.03449463 0.0314767 <text:s/>0.00470785]</text:p>
          </table:table-cell>
          <table:table-cell office:value-type="float" office:value="0.193838742411855" calcext:value-type="float">
            <text:p>0.193838742411855</text:p>
          </table:table-cell>
          <table:table-cell office:value-type="string" calcext:value-type="string">
            <text:p>[('Adventure|Animation|Children', 0.1821765588426203), ('Crime|Drama', 0.18205229703250828), ('Animation', 0.10877835551064968), ('Animation', 0.08283753762679899), ('Comedy', 0.07437961910088702), ('Documentary', 0.05309099554202314), ('Adventure|Animation|Sci-Fi', 0.03885395410889039), ('Comedy', 0.03449463118649934), ('Drama', 0.03147670176725936), ('Comedy', 0.004707853456208058)]</text:p>
          </table:table-cell>
          <table:table-cell office:value-type="string" calcext:value-type="string">
            <text:p>['Animation|Comedy|Drama']</text:p>
          </table:table-cell>
          <table:table-cell office:value-type="float" office:value="4.11634349030471" calcext:value-type="float">
            <text:p>4.11634349030471</text:p>
          </table:table-cell>
          <table:table-cell office:value-type="float" office:value="0.612346590901241" calcext:value-type="float">
            <text:p>0.61234659090124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['Comedy', 'Action|Comedy|Crime|Drama', 'Comedy|Drama|Fantasy|Mystery|Romance', 'Drama', 'Animation|Romance', 'Comedy|Drama|Romance', 'Action|Drama|War', 'Comedy|Crime|Drama', 'Documentary', 'Comedy|Crime|Drama', 'Comedy|Drama|Thriller', 'Adventure|Animation|Sci-Fi', 'Documentary', 'Action|Crime|Drama|Thriller', 'Drama', 'Adventure|Animation|Children|Fantasy|IMAX', 'Animation|Children', 'Documentary', 'Action|Adventure|Drama|War', 'Comedy|Crime|Romance']</text:p>
          </table:table-cell>
        </table:table-row>
        <table:table-row table:style-name="ro1">
          <table:table-cell office:value-type="string" calcext:value-type="string">
            <text:p>[3.48637652]</text:p>
          </table:table-cell>
          <table:table-cell office:value-type="float" office:value="3.55249791971733" calcext:value-type="float">
            <text:p>3.55249791971733</text:p>
          </table:table-cell>
          <table:table-cell office:value-type="string" calcext:value-type="string">
            <text:p>[5653 2992 2119 3519 <text:s/>903 2250 2271 1833 <text:s/>462 3347]</text:p>
          </table:table-cell>
          <table:table-cell office:value-type="string" calcext:value-type="string">
            <text:p>[0.18204802 0.16396126 0.15482226 0.0758388 <text:s/>0.05862045 0.0565431 0.03094345 0.02918279 0.01332657 0.00946363]</text:p>
          </table:table-cell>
          <table:table-cell office:value-type="float" office:value="0.066121404239972" calcext:value-type="float">
            <text:p>0.066121404239972</text:p>
          </table:table-cell>
          <table:table-cell office:value-type="string" calcext:value-type="string">
            <text:p>[('Adventure|Children|Sci-Fi', 0.18204801515639799), ('Documentary', 0.16396126497500008), ('Action|Comedy|Crime|Drama', 0.15482226323325962), ('Adventure|Animation|Children|Comedy|Crime', 0.07583880336969523), ('Comedy|Drama|Romance', 0.05862045174830817), ('Action|Adventure|Drama', 0.056543100847132266), ('Action|Drama|Romance', 0.030943450478908556), ('Comedy|Drama|Mystery', 0.02918278787572108), ('Comedy|Romance', 0.013326573778879343), ('Comedy|Drama', 0.009463625309443127)]</text:p>
          </table:table-cell>
          <table:table-cell office:value-type="string" calcext:value-type="string">
            <text:p>['Comedy|Horror|Musical']</text:p>
          </table:table-cell>
          <table:table-cell office:value-type="float" office:value="3.542" calcext:value-type="float">
            <text:p>3.542</text:p>
          </table:table-cell>
          <table:table-cell office:value-type="float" office:value="0.728859382871621" calcext:value-type="float">
            <text:p>0.728859382871621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'Action|Adventure|Comedy|Fantasy', 'Action|Drama|Romance', 'Action|Adventure|Sci-Fi|IMAX', 'Comedy|Romance', 'Drama', 'Action|Sci-Fi|IMAX', 'Action|Adventure|Sci-Fi', 'Comedy|Romance', 'Comedy|Drama|Sci-Fi', 'Comedy', 'Comedy|Crime', 'Drama', 'Comedy|Drama|Romance', 'Children|Comedy|Musical', 'Musical|Romance', 'Drama', 'Drama|Romance', 'Action|Adventure|Comedy|Romance', 'Adventure|Fantasy|IMAX', 'Action|Drama|Romance']</text:p>
          </table:table-cell>
        </table:table-row>
        <table:table-row table:style-name="ro1">
          <table:table-cell office:value-type="string" calcext:value-type="string">
            <text:p>[3.3723309]</text:p>
          </table:table-cell>
          <table:table-cell office:value-type="float" office:value="3.22184873246545" calcext:value-type="float">
            <text:p>3.22184873246545</text:p>
          </table:table-cell>
          <table:table-cell office:value-type="string" calcext:value-type="string">
            <text:p>[ 899 3268 1255 2126 <text:s/>779 <text:s/>147 <text:s/>184 <text:s/>428 <text:s/>869 <text:s/>429]</text:p>
          </table:table-cell>
          <table:table-cell office:value-type="string" calcext:value-type="string">
            <text:p>[0.20317154 0.15066839 0.10940891 0.07973083 0.07548362 0.07064699 0.04284982 0.03938508 0.02789235 0.02118691]</text:p>
          </table:table-cell>
          <table:table-cell office:value-type="float" office:value="0.150482167603744" calcext:value-type="float">
            <text:p>0.150482167603744</text:p>
          </table:table-cell>
          <table:table-cell office:value-type="string" calcext:value-type="string">
            <text:p>[('Action|Fantasy|War|IMAX', 0.20317154146842165), ('Action|Comedy|Crime|Thriller', 0.1506683935423218), ('Adventure|Comedy|Drama', 0.10940890505368786), ('Comedy|Romance', 0.07973082665878975), ('Adventure|Fantasy|IMAX', 0.07548361752362481), ('Crime|Drama', 0.07064699392572162), ('Drama|Romance', 0.04284981654083263), ('Drama', 0.03938507808187884), ('Comedy|Drama|Romance', 0.02789235157428592), ('Comedy', 0.021186914979537293)]</text:p>
          </table:table-cell>
          <table:table-cell office:value-type="string" calcext:value-type="string">
            <text:p>['Comedy']</text:p>
          </table:table-cell>
          <table:table-cell office:value-type="float" office:value="3.21428571428571" calcext:value-type="float">
            <text:p>3.21428571428571</text:p>
          </table:table-cell>
          <table:table-cell office:value-type="float" office:value="0.880630571852711" calcext:value-type="float">
            <text:p>0.880630571852711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'Adventure|Comedy|Drama', 'Action|Fantasy|War|IMAX', 'Comedy|Romance', 'Action|Comedy|Crime|Thriller', 'Adventure|Fantasy|IMAX', 'Crime|Drama', 'Comedy', 'Drama', 'Drama|Romance', 'Drama', 'Comedy|Drama|Romance', 'Comedy|Musical|Romance', 'Comedy', 'Comedy', 'Comedy', 'Action|Adventure|Drama|Sci-Fi|Thriller', 'Comedy|Romance', 'Animation|Children|Drama|Musical|Romance', 'Adventure|Children|Romance', 'Action|Drama|Thriller']</text:p>
          </table:table-cell>
        </table:table-row>
        <table:table-row table:style-name="ro1">
          <table:table-cell office:value-type="string" calcext:value-type="string">
            <text:p>[4.98085282]</text:p>
          </table:table-cell>
          <table:table-cell office:value-type="float" office:value="4.40726392290407" calcext:value-type="float">
            <text:p>4.40726392290407</text:p>
          </table:table-cell>
          <table:table-cell office:value-type="string" calcext:value-type="string">
            <text:p>[3452 3455 3355 1584 3471 3413 <text:s/>918 1291 1268 <text:s/>913]</text:p>
          </table:table-cell>
          <table:table-cell office:value-type="string" calcext:value-type="string">
            <text:p>[0.56042858 0.11969286 0.09771768 0.0748919 <text:s/>0.06290908 0.04671452 0.02330194 0.00779132 0.00183664 0.00088604]</text:p>
          </table:table-cell>
          <table:table-cell office:value-type="float" office:value="0.573588896013924" calcext:value-type="float">
            <text:p>0.573588896013924</text:p>
          </table:table-cell>
          <table:table-cell office:value-type="string" calcext:value-type="string">
            <text:p>[('Comedy|Drama|Romance', 0.5604285842355907), ('Comedy', 0.1196928631085928), ('Action|Adventure|Comedy|Crime|Thriller', 0.09771767832754122), ('Comedy', 0.07489190183058697), ('Comedy', 0.06290907694516976), ('Documentary', 0.04671451960788326), ('Comedy|Drama|Romance', 0.023301940411416023), ('Comedy|Drama|Musical|Sci-Fi', 0.007791321812935561), ('Action|Sci-Fi|Thriller|IMAX', 0.001836640129704766), ('Comedy', 0.0008860373741783024)]</text:p>
          </table:table-cell>
          <table:table-cell office:value-type="string" calcext:value-type="string">
            <text:p>['Comedy|Drama|Sci-Fi']</text:p>
          </table:table-cell>
          <table:table-cell office:value-type="float" office:value="3.23373015873016" calcext:value-type="float">
            <text:p>3.23373015873016</text:p>
          </table:table-cell>
          <table:table-cell office:value-type="float" office:value="0.896384478633413" calcext:value-type="float">
            <text:p>0.89638447863341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['Action|Adventure|Thriller', 'Action|Crime|Drama', 'Action|Romance|War|Western', 'Comedy|Romance', 'Action|Adventure', 'Action|Adventure|Fantasy|IMAX', 'Comedy', 'Action|Adventure', 'Adventure|Animation|Children|Comedy|Fantasy|Romance', 'Action|Adventure|Sci-Fi|IMAX', 'Adventure|Animation|Children|Fantasy|IMAX', 'Comedy', 'Adventure|Children|Fantasy', 'Comedy|Drama|Romance', 'Drama|Romance', 'Action|Crime|Drama|Thriller', 'Comedy|Romance', 'Action|Adventure|Sci-Fi|IMAX', 'Comedy|Drama|Romance', 'Drama|Romance|War']</text:p>
          </table:table-cell>
        </table:table-row>
        <table:table-row table:style-name="ro1">
          <table:table-cell office:value-type="string" calcext:value-type="string">
            <text:p>[3.565452]</text:p>
          </table:table-cell>
          <table:table-cell office:value-type="float" office:value="3.55785224997125" calcext:value-type="float">
            <text:p>3.55785224997125</text:p>
          </table:table-cell>
          <table:table-cell office:value-type="string" calcext:value-type="string">
            <text:p>[ 265 <text:s/>366 3597 <text:s/>400 1120 <text:s/>153 <text:s/>398 <text:s/>197 <text:s/>192 <text:s/>401]</text:p>
          </table:table-cell>
          <table:table-cell office:value-type="string" calcext:value-type="string">
            <text:p>[0.14802445 0.12158151 0.09037828 0.08803636 0.06529131 0.06364916 0.06104894 0.0438172 <text:s/>0.02931986 0.00242915]</text:p>
          </table:table-cell>
          <table:table-cell office:value-type="float" office:value="0.00759974936344232" calcext:value-type="float">
            <text:p>0.007599749363442</text:p>
          </table:table-cell>
          <table:table-cell office:value-type="string" calcext:value-type="string">
            <text:p>[('Drama', 0.14802444627047381), ('Drama', 0.12158151252872601), ('Comedy|Drama', 0.09037828067517979), ('Drama|Mystery|Thriller', 0.08803635515939617), ('Comedy|Drama', 0.06529130941814573), ('Comedy|Drama', 0.06364916285029948), ('Comedy', 0.06104894359000139), ('Comedy|Drama|Fantasy', 0.04381720304924768), ('Action|Crime|Drama|Thriller', 0.029319863309669878), ('Drama|Horror|Mystery', 0.0024291537697489645)]</text:p>
          </table:table-cell>
          <table:table-cell office:value-type="string" calcext:value-type="string">
            <text:p>['Comedy']</text:p>
          </table:table-cell>
          <table:table-cell office:value-type="float" office:value="3.55737704918033" calcext:value-type="float">
            <text:p>3.55737704918033</text:p>
          </table:table-cell>
          <table:table-cell office:value-type="float" office:value="1.04841160362751" calcext:value-type="float">
            <text:p>1.048411603627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'Comedy|Drama', 'Comedy|Drama', 'Drama|Mystery|Thriller', 'Comedy|Drama', 'Drama', 'Comedy|Drama|Fantasy', 'Action|Crime|Drama|Thriller', 'Drama', 'Comedy', 'Action|Adventure|Drama', 'Adventure|Comedy|Sci-Fi', 'Thriller', 'Drama', 'Drama|Horror|Mystery', 'Action|Adventure|Sci-Fi', 'Action|Adventure|Sci-Fi|Thriller', 'Drama', 'Horror|Thriller', 'Comedy|Drama|Romance', 'Drama']</text:p>
          </table:table-cell>
        </table:table-row>
        <table:table-row table:style-name="ro1">
          <table:table-cell office:value-type="string" calcext:value-type="string">
            <text:p>[5.00013416]</text:p>
          </table:table-cell>
          <table:table-cell office:value-type="float" office:value="4.21116324536343" calcext:value-type="float">
            <text:p>4.21116324536343</text:p>
          </table:table-cell>
          <table:table-cell office:value-type="string" calcext:value-type="string">
            <text:p>[ 244 1051 2382 <text:s/>253 <text:s/>774 <text:s/>147 <text:s/>753 <text:s text:c="2"/>34 <text:s/>471 <text:s/>735]</text:p>
          </table:table-cell>
          <table:table-cell office:value-type="string" calcext:value-type="string">
            <text:p>[0.47690752 0.44454769 0.02454285 0.01322685 0.0118674 <text:s/>0.01104444 0.00996563 0.00797 <text:s text:c="3"/>0.00475068 0.00393396]</text:p>
          </table:table-cell>
          <table:table-cell office:value-type="float" office:value="0.788970910284225" calcext:value-type="float">
            <text:p>0.788970910284225</text:p>
          </table:table-cell>
          <table:table-cell office:value-type="string" calcext:value-type="string">
            <text:p>[('Action|Crime|Drama|Mystery|Sci-Fi|Thriller|IMAX', 0.4769075180659113), ('Drama|Mystery|Sci-Fi|Thriller', 0.4445476918013941), ('Drama', 0.024542845838936907), ('Sci-Fi|IMAX', 0.013226854126123363), ('Action|Adventure|Drama|Fantasy', 0.011867397335672374), ('Crime|Drama', 0.011044438008503884), ('Adventure|Fantasy', 0.009965625539864617), ('Crime|Horror|Thriller', 0.007970001010935568), ('Adventure|Animation|Children|Drama|Musical|IMAX', 0.004750681050317607), ('Adventure|Animation|Children|Comedy|Fantasy', 0.003933958492118712)]</text:p>
          </table:table-cell>
          <table:table-cell office:value-type="string" calcext:value-type="string">
            <text:p>['Crime|Drama']</text:p>
          </table:table-cell>
          <table:table-cell office:value-type="float" office:value="4" calcext:value-type="float">
            <text:p>4</text:p>
          </table:table-cell>
          <table:table-cell office:value-type="float" office:value="0.60380736442456" calcext:value-type="float">
            <text:p>0.603807364424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'Action|Crime|Drama|Mystery|Sci-Fi|Thriller|IMAX', 'Drama|Mystery|Sci-Fi|Thriller', 'Adventure|Animation|Children|Comedy|Fantasy', 'Adventure|Fantasy', 'Drama|War', 'Drama', 'Crime|Horror|Thriller', 'Crime|Drama', 'Adventure|Fantasy', 'Drama', 'Action|Crime|IMAX', 'Adventure|Animation|Children|Comedy|Fantasy', 'Crime|Drama', 'Crime|Drama|Thriller', 'Sci-Fi|IMAX', 'Action|Adventure|Crime|IMAX', 'Action|Crime|Drama|IMAX', 'Action|Adventure|Drama|Fantasy', 'Drama|Mystery|Thriller', 'Adventure|Animation|Children|Drama|Musical|IMAX']</text:p>
          </table:table-cell>
        </table:table-row>
        <table:table-row table:style-name="ro1">
          <table:table-cell office:value-type="string" calcext:value-type="string">
            <text:p>[3.77755641]</text:p>
          </table:table-cell>
          <table:table-cell office:value-type="float" office:value="3.71160294552581" calcext:value-type="float">
            <text:p>3.71160294552581</text:p>
          </table:table-cell>
          <table:table-cell office:value-type="string" calcext:value-type="string">
            <text:p>[583 560 <text:s/>31 670 539 <text:s/>41 638 659 <text:s/>33 <text:s/>37]</text:p>
          </table:table-cell>
          <table:table-cell office:value-type="string" calcext:value-type="string">
            <text:p>[0.27475263 0.17020898 0.07916659 0.07513734 0.04752452 0.0450813 0.03379292 0.02056049 0.00755557 0.00173094]</text:p>
          </table:table-cell>
          <table:table-cell office:value-type="float" office:value="0.0659534656760688" calcext:value-type="float">
            <text:p>0.065953465676069</text:p>
          </table:table-cell>
          <table:table-cell office:value-type="string" calcext:value-type="string">
            <text:p>[('Drama', 0.2747526311195677), ('Action|Comedy|Romance', 0.17020897938058677), ('Action|Drama|Western', 0.07916658711285993), ('Comedy|Drama|Fantasy|Romance|Thriller', 0.07513733960446509), ('Action|Crime|Thriller', 0.047524518494323306), ('Action|Adventure|Romance|Thriller', 0.04508130431429042), ('Drama|Thriller', 0.0337929181010921), ('Comedy', 0.02056049379548334), ('Action|Crime|Thriller', 0.007555572460325271), ('Action|Adventure|Mystery|Thriller', 0.0017309378573813427)]</text:p>
          </table:table-cell>
          <table:table-cell office:value-type="string" calcext:value-type="string">
            <text:p>['Comedy|Drama|Romance']</text:p>
          </table:table-cell>
          <table:table-cell office:value-type="float" office:value="3.65671641791045" calcext:value-type="float">
            <text:p>3.65671641791045</text:p>
          </table:table-cell>
          <table:table-cell office:value-type="float" office:value="0.985752819460201" calcext:value-type="float">
            <text:p>0.9857528194602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'Action|Comedy|Romance', 'Action|Crime|Thriller', 'Action|Drama|Western', 'Comedy', 'Action|Adventure|Sci-Fi|Thriller', 'Thriller', 'Drama|Horror', 'Action|Adventure|Mystery|Thriller', 'Action|Adventure|Sci-Fi', 'Action|Crime|Thriller', 'Comedy|Drama|Romance', 'Drama|Thriller', 'Action|Adventure|Romance|Thriller', 'Comedy|Drama|Romance', 'Comedy|Drama|Fantasy|Romance|Thriller', 'Adventure|Drama|IMAX', 'Comedy', 'Drama', 'Action|Sci-Fi', 'Comedy|Romance']</text:p>
          </table:table-cell>
        </table:table-row>
        <table:table-row table:style-name="ro1">
          <table:table-cell office:value-type="string" calcext:value-type="string">
            <text:p>[5.01350757]</text:p>
          </table:table-cell>
          <table:table-cell office:value-type="float" office:value="3.69909580571883" calcext:value-type="float">
            <text:p>3.69909580571883</text:p>
          </table:table-cell>
          <table:table-cell office:value-type="string" calcext:value-type="string">
            <text:p>[1135 1102 <text:s text:c="2"/>45 <text:s/>351 <text:s text:c="3"/>4 1136 <text:s/>232 1261 <text:s text:c="2"/>71 1138]</text:p>
          </table:table-cell>
          <table:table-cell office:value-type="string" calcext:value-type="string">
            <text:p>[5.12072205e-01 1.24160953e-01 1.13710935e-01 9.68729581e-02 6.49591665e-02 4.57559283e-02 3.76287495e-02 6.43765472e-03 1.62803370e-03 3.12776003e-04]</text:p>
          </table:table-cell>
          <table:table-cell office:value-type="float" office:value="1.31441176442229" calcext:value-type="float">
            <text:p>1.31441176442229</text:p>
          </table:table-cell>
          <table:table-cell office:value-type="string" calcext:value-type="string">
            <text:p>[('Action|Drama|Western', 0.5120722050357036), ('Action|Adventure|Western', 0.12416095314192045), ('Drama|Mystery', 0.11371093538556361), ('Drama', 0.09687295812753628), ('Crime|Mystery|Thriller', 0.06495916650252329), ('Crime|Drama', 0.04575592830886122), ('Crime|Drama', 0.037628749548417405), ('Crime|Drama|Thriller', 0.00643765471740282), ('Crime|Drama|Sci-Fi|Thriller', 0.001628033699353045), ('Comedy|Crime', 0.00031277600290842775)]</text:p>
          </table:table-cell>
          <table:table-cell office:value-type="string" calcext:value-type="string">
            <text:p>['Action|Crime|Thriller']</text:p>
          </table:table-cell>
          <table:table-cell office:value-type="float" office:value="3.73207171314741" calcext:value-type="float">
            <text:p>3.73207171314741</text:p>
          </table:table-cell>
          <table:table-cell office:value-type="float" office:value="0.631531442593886" calcext:value-type="float">
            <text:p>0.63153144259388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['Crime|Drama', 'Drama', 'Drama|Mystery', 'Action|Adventure|Western', 'Crime|Drama', 'Action|Drama|Western', 'Crime|Mystery|Thriller', 'Crime|Drama|Thriller', 'Drama|War', 'Crime|Horror', 'Drama|Mystery|Thriller', 'Crime|Drama', 'Action|Adventure|Sci-Fi', 'Action|Comedy|Crime', 'Drama|Mystery|Thriller', 'Crime|Drama|Sci-Fi|Thriller', 'Action|Crime|Drama|Mystery|Sci-Fi|Thriller|IMAX', 'Action|Crime|Drama|Thriller', 'Adventure|Comedy|Fantasy', 'Comedy|Crime|Drama']</text:p>
          </table:table-cell>
        </table:table-row>
        <table:table-row table:style-name="ro1">
          <table:table-cell office:value-type="string" calcext:value-type="string">
            <text:p>[3.04430262]</text:p>
          </table:table-cell>
          <table:table-cell office:value-type="float" office:value="3.35421610654062" calcext:value-type="float">
            <text:p>3.35421610654062</text:p>
          </table:table-cell>
          <table:table-cell office:value-type="string" calcext:value-type="string">
            <text:p>[2142 1470 <text:s text:c="2"/>81 2394 <text:s/>115 1166 <text:s text:c="2"/>68 <text:s text:c="2"/>85 <text:s/>228 <text:s/>166]</text:p>
          </table:table-cell>
          <table:table-cell office:value-type="string" calcext:value-type="string">
            <text:p>[0.15832378 0.1533105 <text:s/>0.08901547 0.06293008 0.05402972 0.05231297 0.01797998 0.01231427 0.00786055 0.0007832 ]</text:p>
          </table:table-cell>
          <table:table-cell office:value-type="float" office:value="0.309913486154348" calcext:value-type="float">
            <text:p>0.309913486154348</text:p>
          </table:table-cell>
          <table:table-cell office:value-type="string" calcext:value-type="string">
            <text:p>[('Adventure|Comedy|Romance|War', 0.15832378353051538), ('Adventure|Comedy|Sci-Fi', 0.15331050424700518), ('Action|Sci-Fi|Thriller', 0.08901546566260717), ('Children|Drama|Fantasy|Romance', 0.06293007710286246), ('Drama', 0.05402971910483), ('Action|Adventure|Sci-Fi|Thriller', 0.05231297465621928), ('Action|Adventure|Sci-Fi', 0.017979982929315578), ('Adventure|Comedy|Sci-Fi', 0.012314266195522602), ('Action|Adventure|Sci-Fi', 0.007860553050653502), ('Action|Sci-Fi|Thriller', 0.0007831975977226308)]</text:p>
          </table:table-cell>
          <table:table-cell office:value-type="string" calcext:value-type="string">
            <text:p>['Drama']</text:p>
          </table:table-cell>
          <table:table-cell office:value-type="float" office:value="3.34969325153374" calcext:value-type="float">
            <text:p>3.34969325153374</text:p>
          </table:table-cell>
          <table:table-cell office:value-type="float" office:value="0.923674592338203" calcext:value-type="float">
            <text:p>0.9236745923382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['Action|Adventure', 'Action|Sci-Fi|Thriller', 'Action|Adventure|Sci-Fi', 'Action|Adventure|Sci-Fi', 'Adventure|Comedy|Sci-Fi', 'Crime|Horror|Thriller', 'Action|Sci-Fi|Thriller', 'Drama', 'Action|Adventure|Sci-Fi|Thriller', 'Adventure|Comedy|Sci-Fi', 'Adventure|Comedy|Romance|War', 'Action|Adventure|Sci-Fi', 'Children|Drama|Fantasy|Romance', 'Action|Adventure|Sci-Fi', 'Action|Adventure|Sci-Fi', 'Adventure|Drama|Romance|Sci-Fi', 'Crime|Drama', 'Drama', 'Drama|Sci-Fi|Thriller', 'Drama|Romance']</text:p>
          </table:table-cell>
        </table:table-row>
        <table:table-row table:style-name="ro1">
          <table:table-cell office:value-type="string" calcext:value-type="string">
            <text:p>[3.92788412]</text:p>
          </table:table-cell>
          <table:table-cell office:value-type="float" office:value="3.96763842881206" calcext:value-type="float">
            <text:p>3.96763842881206</text:p>
          </table:table-cell>
          <table:table-cell office:value-type="string" calcext:value-type="string">
            <text:p>[5618 3611 2350 <text:s/>250 1124 2265 <text:s text:c="3"/>3 1031 1642 1250]</text:p>
          </table:table-cell>
          <table:table-cell office:value-type="string" calcext:value-type="string">
            <text:p>[4.74595701e-01 2.50859158e-01 1.69342138e-02 1.58766648e-02 8.75480896e-03 8.07188714e-03 4.09732518e-03 3.82199555e-03 2.10078923e-03 4.64280144e-04]</text:p>
          </table:table-cell>
          <table:table-cell office:value-type="float" office:value="0.0397543099980435" calcext:value-type="float">
            <text:p>0.039754309998044</text:p>
          </table:table-cell>
          <table:table-cell office:value-type="string" calcext:value-type="string">
            <text:p>[('Thriller', 0.47459570100330434), ('Comedy|Crime|Drama|Thriller', 0.25085915795649893), ('Crime|Drama|Romance|Thriller', 0.016934213784707296), ('Drama|Thriller', 0.01587666480779821), ('Drama|Mystery|Sci-Fi|Thriller', 0.008754808964554613), ('Comedy|Horror', 0.008071887138819992), ('Mystery|Thriller', 0.004097325182062342), ('Drama|Sci-Fi|Thriller', 0.0038219955542254692), ('Drama|Horror|Thriller', 0.002100789226987322), ('Action|Sci-Fi|Thriller|IMAX', 0.0004642801438450225)]</text:p>
          </table:table-cell>
          <table:table-cell office:value-type="string" calcext:value-type="string">
            <text:p>['Animation|Comedy|Fantasy']</text:p>
          </table:table-cell>
          <table:table-cell office:value-type="float" office:value="3.9578313253012" calcext:value-type="float">
            <text:p>3.9578313253012</text:p>
          </table:table-cell>
          <table:table-cell office:value-type="float" office:value="1.05626307442427" calcext:value-type="float">
            <text:p>1.0562630744242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'Drama|Mystery|Sci-Fi|Thriller', 'Crime|Drama', 'Thriller', 'Comedy|Horror', 'Drama', 'Action|Drama|War', 'Drama|Fantasy|Romance', 'Comedy|Crime|Drama|Thriller', 'Drama|Horror|Thriller', 'Action|Crime|Drama|Thriller', 'Drama|Thriller', 'Action|Sci-Fi|Thriller|IMAX', 'Crime|Drama|Romance|Thriller', 'Drama|Sci-Fi|Thriller', 'Drama|War', 'Mystery|Thriller', 'Drama|Mystery|Sci-Fi|Thriller', 'Adventure|Comedy|Fantasy', 'Crime|Drama', 'Action|Crime|Thriller']</text:p>
          </table:table-cell>
        </table:table-row>
        <table:table-row table:style-name="ro1">
          <table:table-cell office:value-type="string" calcext:value-type="string">
            <text:p>[3.09394694]</text:p>
          </table:table-cell>
          <table:table-cell office:value-type="float" office:value="2.96798224565329" calcext:value-type="float">
            <text:p>2.96798224565329</text:p>
          </table:table-cell>
          <table:table-cell office:value-type="string" calcext:value-type="string">
            <text:p>[3452 3471 3455 3355 1584 1270 <text:s/>918 3413 1084 1910]</text:p>
          </table:table-cell>
          <table:table-cell office:value-type="string" calcext:value-type="string">
            <text:p>[0.37352378 0.05737866 0.05143985 0.0461614 <text:s/>0.03562881 0.0249595 0.01325027 0.01191139 0.00320961 0.00132611]</text:p>
          </table:table-cell>
          <table:table-cell office:value-type="float" office:value="0.125964690856705" calcext:value-type="float">
            <text:p>0.125964690856705</text:p>
          </table:table-cell>
          <table:table-cell office:value-type="string" calcext:value-type="string">
            <text:p>[('Comedy|Drama|Romance', 0.3735237809434439), ('Comedy', 0.05737866371352593), ('Comedy', 0.05143984618372715), ('Action|Adventure|Comedy|Crime|Thriller', 0.04616139880241712), ('Comedy', 0.03562881179229357), ('Crime|Drama|Thriller', 0.024959497215781), ('Comedy|Drama|Romance', 0.013250273164818601), ('Documentary', 0.011911389152075956), ('Adventure|Drama|Sci-Fi', 0.0032096115780127737), ('Comedy|Romance', 0.0013261147559035372)]</text:p>
          </table:table-cell>
          <table:table-cell office:value-type="string" calcext:value-type="string">
            <text:p>['Drama']</text:p>
          </table:table-cell>
          <table:table-cell office:value-type="float" office:value="3.23373015873016" calcext:value-type="float">
            <text:p>3.23373015873016</text:p>
          </table:table-cell>
          <table:table-cell office:value-type="float" office:value="0.896384478633413" calcext:value-type="float">
            <text:p>0.89638447863341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['Action|Adventure|Thriller', 'Action|Crime|Drama', 'Action|Romance|War|Western', 'Comedy|Romance', 'Action|Adventure', 'Action|Adventure|Fantasy|IMAX', 'Comedy', 'Action|Adventure', 'Adventure|Animation|Children|Comedy|Fantasy|Romance', 'Action|Adventure|Sci-Fi|IMAX', 'Adventure|Animation|Children|Fantasy|IMAX', 'Comedy', 'Adventure|Children|Fantasy', 'Comedy|Drama|Romance', 'Drama|Romance', 'Action|Crime|Drama|Thriller', 'Comedy|Romance', 'Action|Adventure|Sci-Fi|IMAX', 'Comedy|Drama|Romance', 'Drama|Romance|War']</text:p>
          </table:table-cell>
        </table:table-row>
        <table:table-row table:style-name="ro1">
          <table:table-cell office:value-type="string" calcext:value-type="string">
            <text:p>[3.44767906]</text:p>
          </table:table-cell>
          <table:table-cell office:value-type="float" office:value="3.4527156353473" calcext:value-type="float">
            <text:p>3.4527156353473</text:p>
          </table:table-cell>
          <table:table-cell office:value-type="string" calcext:value-type="string">
            <text:p>[ 308 3051 <text:s/>493 <text:s/>520 <text:s text:c="2"/>18 2424 <text:s/>540 <text:s/>460 <text:s text:c="3"/>0 <text:s/>531]</text:p>
          </table:table-cell>
          <table:table-cell office:value-type="string" calcext:value-type="string">
            <text:p>[0.22450821 0.20607688 0.0637407 <text:s/>0.05135854 0.05097983 0.04743727 0.04106228 0.00182314 0.00154595 0.00100301]</text:p>
          </table:table-cell>
          <table:table-cell office:value-type="float" office:value="0.00503657786011758" calcext:value-type="float">
            <text:p>0.005036577860118</text:p>
          </table:table-cell>
          <table:table-cell office:value-type="string" calcext:value-type="string">
            <text:p>[('Comedy|Drama|Thriller', 0.2245082146474779), ('Drama|Thriller', 0.2060768830510276), ('Crime|Drama|Horror|Mystery|Thriller', 0.06374070093844615), ('Action|Adventure|Comedy|Crime', 0.05135854142155778), ('Comedy', 0.050979832727103096), ('Documentary', 0.047437265147908796), ('Comedy|Romance', 0.04106227548411948), ('Children|Drama', 0.001823138246689204), ('Adventure|Animation|Children|Comedy|Fantasy', 0.0015459515545955156), ('Action|Crime|Thriller', 0.0010030082785116884)]</text:p>
          </table:table-cell>
          <table:table-cell office:value-type="string" calcext:value-type="string">
            <text:p>['Drama|Romance|War|Western']</text:p>
          </table:table-cell>
          <table:table-cell office:value-type="float" office:value="3.48888888888889" calcext:value-type="float">
            <text:p>3.48888888888889</text:p>
          </table:table-cell>
          <table:table-cell office:value-type="float" office:value="1.07749137088006" calcext:value-type="float">
            <text:p>1.07749137088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'Adventure|Animation|Children|Comedy|Fantasy', 'Action|Crime|Thriller', 'Documentary', 'Comedy|Drama|Thriller', 'Mystery|Sci-Fi|Thriller', 'Thriller', 'Action|Crime|Drama|Thriller', 'Children|Drama', 'Comedy', 'Crime|Horror|Thriller', 'Comedy|Romance', 'Comedy', 'Comedy|Crime|Drama|Thriller', 'Drama|Thriller|War', 'Action|Adventure|Comedy|Crime', 'Crime|Drama|Horror|Mystery|Thriller', 'Mystery|Thriller', 'Crime|Drama', 'Drama|Thriller', 'Comedy']</text:p>
          </table:table-cell>
        </table:table-row>
        <table:table-row table:style-name="ro1">
          <table:table-cell office:value-type="string" calcext:value-type="string">
            <text:p>[4.38152272]</text:p>
          </table:table-cell>
          <table:table-cell office:value-type="float" office:value="4.44792194764583" calcext:value-type="float">
            <text:p>4.44792194764583</text:p>
          </table:table-cell>
          <table:table-cell office:value-type="string" calcext:value-type="string">
            <text:p>[5403 5347 5379 2095 5329 <text:s/>357 3035 5302 2041 2630]</text:p>
          </table:table-cell>
          <table:table-cell office:value-type="string" calcext:value-type="string">
            <text:p>[0.40388779 0.23778897 0.062403 <text:s text:c="2"/>0.04726873 0.04721534 0.03562433 0.03110171 0.00828134 0.00206799 0.00066535]</text:p>
          </table:table-cell>
          <table:table-cell office:value-type="float" office:value="0.0663992274249221" calcext:value-type="float">
            <text:p>0.066399227424922</text:p>
          </table:table-cell>
          <table:table-cell office:value-type="string" calcext:value-type="string">
            <text:p>[('Romance', 0.40388779223576843), ('Drama', 0.23778897338214336), ('Drama', 0.06240299554458809), ('Drama|Romance|War', 0.0472687340345421), ('Comedy|Drama', 0.047215344921272995), ('Comedy|Drama', 0.035624325396086606), ('Comedy|Drama', 0.031101709168983388), ('Drama', 0.008281336052745364), ('Drama', 0.002067987734433428), ('Comedy|War', 0.0006653455736185499)]</text:p>
          </table:table-cell>
          <table:table-cell office:value-type="string" calcext:value-type="string">
            <text:p>['Action|Drama|Sci-Fi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</table:table-row>
        <table:table-row table:style-name="ro1">
          <table:table-cell office:value-type="string" calcext:value-type="string">
            <text:p>[3.17861381]</text:p>
          </table:table-cell>
          <table:table-cell office:value-type="float" office:value="3.36678057445763" calcext:value-type="float">
            <text:p>3.36678057445763</text:p>
          </table:table-cell>
          <table:table-cell office:value-type="string" calcext:value-type="string">
            <text:p>[4226 5572 5517 3548 5566 2451 3175 2197 <text:s/>364 2199]</text:p>
          </table:table-cell>
          <table:table-cell office:value-type="string" calcext:value-type="string">
            <text:p>[3.00605895e-01 2.33832999e-01 2.48236076e-02 2.25117366e-02 2.12146897e-02 1.65504984e-02 7.69707037e-03 5.08258287e-03 3.24126492e-03 1.62418142e-04]</text:p>
          </table:table-cell>
          <table:table-cell office:value-type="float" office:value="0.188166762298034" calcext:value-type="float">
            <text:p>0.188166762298034</text:p>
          </table:table-cell>
          <table:table-cell office:value-type="string" calcext:value-type="string">
            <text:p>[('Drama', 0.3006058946297547), ('Comedy|Drama', 0.23383299924361725), ('Drama|Horror|Thriller', 0.02482360755433737), ('Drama|Romance|Sci-Fi|Thriller', 0.022511736599100905), ('Drama|Romance', 0.021214689688173347), ('Comedy|Drama', 0.016550498421521176), ('Comedy|Drama|Romance', 0.007697070367938575), ('Drama', 0.005082582869779863), ('Drama|Mystery|Romance|Thriller', 0.0032412649161262757), ('Drama', 0.00016241814157061705)]</text:p>
          </table:table-cell>
          <table:table-cell office:value-type="string" calcext:value-type="string">
            <text:p>['Action|Comedy|Sci-Fi']</text:p>
          </table:table-cell>
          <table:table-cell office:value-type="float" office:value="3.49130434782609" calcext:value-type="float">
            <text:p>3.49130434782609</text:p>
          </table:table-cell>
          <table:table-cell office:value-type="float" office:value="1.17858169865983" calcext:value-type="float">
            <text:p>1.178581698659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['Adventure|Drama|War', 'Drama', 'Animation|Children|Comedy|Romance', 'Comedy|Drama|Romance', 'Drama|Romance|Sci-Fi|Thriller', 'Drama|Romance|War', 'Drama|Romance', 'Mystery|Sci-Fi|Thriller', 'Action|Sci-Fi|Thriller', 'Drama', 'Comedy|Drama|Romance', 'Drama|Mystery', 'Drama', 'Drama|Romance', 'Action|Adventure|Sci-Fi', 'Drama|Horror|Thriller', 'Drama|Sci-Fi|Thriller', 'Drama|Romance', 'Comedy|Drama', 'Crime|Drama']</text:p>
          </table:table-cell>
        </table:table-row>
        <table:table-row table:style-name="ro1">
          <table:table-cell office:value-type="string" calcext:value-type="string">
            <text:p>[3.64262952]</text:p>
          </table:table-cell>
          <table:table-cell office:value-type="float" office:value="3.8191713821997" calcext:value-type="float">
            <text:p>3.8191713821997</text:p>
          </table:table-cell>
          <table:table-cell office:value-type="string" calcext:value-type="string">
            <text:p>[ 226 1831 <text:s/>354 <text:s/>218 <text:s text:c="2"/>70 2146 <text:s/>764 <text:s/>774 <text:s/>238 <text:s/>108]</text:p>
          </table:table-cell>
          <table:table-cell office:value-type="string" calcext:value-type="string">
            <text:p>[0.26103082 0.13326421 0.11321102 0.09747389 0.06801358 0.01693469 0.01238561 0.01138116 0.00922287 0.00560806]</text:p>
          </table:table-cell>
          <table:table-cell office:value-type="float" office:value="0.176541864151963" calcext:value-type="float">
            <text:p>0.176541864151963</text:p>
          </table:table-cell>
          <table:table-cell office:value-type="string" calcext:value-type="string">
            <text:p>[('Action|Adventure|Comedy|Fantasy', 0.26103081590116906), ('Comedy|Drama', 0.13326421189646948), ('Adventure|Drama|War', 0.11321101693440035), ('Action|Sci-Fi|Thriller', 0.09747388626759156), ('Action|Adventure', 0.06801358081497658), ('Action|Horror', 0.016934686063328496), ('Adventure|Fantasy', 0.012385609800013976), ('Action|Adventure|Drama|Fantasy', 0.011381161552389218), ('Action|Crime|Drama|IMAX', 0.009222870896779804), ('Comedy|Crime', 0.005608063482427938)]</text:p>
          </table:table-cell>
          <table:table-cell office:value-type="string" calcext:value-type="string">
            <text:p>['Action|Crime|Mystery|Thriller']</text:p>
          </table:table-cell>
          <table:table-cell office:value-type="float" office:value="3.37227722772277" calcext:value-type="float">
            <text:p>3.37227722772277</text:p>
          </table:table-cell>
          <table:table-cell office:value-type="float" office:value="0.847841617457709" calcext:value-type="float">
            <text:p>0.8478416174577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['Adventure|Fantasy', 'Action|Sci-Fi|Thriller', 'Comedy|Crime', 'Comedy|Drama', 'Adventure|Animation|Children|Romance|Sci-Fi', 'Action|Crime|Drama|IMAX', 'Crime|Drama', 'Action|Adventure|Comedy|Fantasy', 'Action|Horror', 'Action|Adventure|Drama', 'Action|Adventure|Sci-Fi', 'Action|Adventure|Comedy|Fantasy|Romance', 'Action|Adventure', 'Adventure|Drama|War', 'Action|Comedy|Sci-Fi', 'Drama|Mystery|Sci-Fi|Thriller', 'Adventure|Fantasy', 'Action|Drama|War', 'Action|Adventure|Drama|Fantasy', 'Adventure|Animation|Children|Comedy|Fantasy|IMAX']</text:p>
          </table:table-cell>
        </table:table-row>
        <table:table-row table:style-name="ro1">
          <table:table-cell office:value-type="string" calcext:value-type="string">
            <text:p>[2.9880284]</text:p>
          </table:table-cell>
          <table:table-cell office:value-type="float" office:value="1.815546716306" calcext:value-type="float">
            <text:p>1.815546716306</text:p>
          </table:table-cell>
          <table:table-cell office:value-type="string" calcext:value-type="string">
            <text:p>[2264 4507 2183 1203 1268 1515 1221 1114 2125 <text:s/>772]</text:p>
          </table:table-cell>
          <table:table-cell office:value-type="string" calcext:value-type="string">
            <text:p>[0.19248951 0.12165739 0.05418999 0.04759277 0.04329821 0.04281652 0.03121994 0.02456064 0.02303401 0.01674671]</text:p>
          </table:table-cell>
          <table:table-cell office:value-type="float" office:value="1.17248167920227" calcext:value-type="float">
            <text:p>1.17248167920227</text:p>
          </table:table-cell>
          <table:table-cell office:value-type="string" calcext:value-type="string">
            <text:p>[('Action|Horror|Sci-Fi|Thriller', 0.19248950668833534), ('Action|Crime|Thriller', 0.12165739114826891), ('Drama', 0.05418999205613365), ('Action|Sci-Fi|Thriller', 0.04759276727442213), ('Action|Sci-Fi|Thriller|IMAX', 0.04329820769294834), ('Adventure|Film-Noir|Sci-Fi|Thriller', 0.042816515390718304), ('Action|Adventure|Fantasy|Horror', 0.031219942769653675), ('Action|Thriller', 0.024560639613091573), ('Action|Fantasy|Horror|Thriller', 0.02303400554604361), ('Action|Adventure|Sci-Fi|Thriller|IMAX', 0.016746710922039408)]</text:p>
          </table:table-cell>
          <table:table-cell office:value-type="string" calcext:value-type="string">
            <text:p>['Action|Children|Fantasy']</text:p>
          </table:table-cell>
          <table:table-cell office:value-type="float" office:value="3.13417569193742" calcext:value-type="float">
            <text:p>3.13417569193742</text:p>
          </table:table-cell>
          <table:table-cell office:value-type="float" office:value="1.07861245400347" calcext:value-type="float">
            <text:p>1.0786124540034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['Action|Sci-Fi|Thriller', 'Drama', 'Action|Crime|Film-Noir|Mystery|Thriller', 'Adventure|Film-Noir|Sci-Fi|Thriller', 'Action|Adventure|Sci-Fi|Thriller|IMAX', 'Comedy|Crime|Thriller', 'Action|Adventure|Sci-Fi|Thriller|IMAX', 'Action|Fantasy|War|IMAX', 'Comedy|Crime|Drama|Thriller', 'Action|Crime|Drama|Thriller', 'Drama', 'Action|Horror|Sci-Fi|Thriller', 'Comedy|Horror', 'Action|Sci-Fi|Thriller|IMAX', 'Comedy|Crime', 'Action|Crime|Thriller', 'Action|Sci-Fi|Thriller', 'Drama|Romance', 'Crime|Drama', 'Action|Thriller']</text:p>
          </table:table-cell>
        </table:table-row>
        <table:table-row table:style-name="ro1">
          <table:table-cell office:value-type="string" calcext:value-type="string">
            <text:p>[4.385247]</text:p>
          </table:table-cell>
          <table:table-cell office:value-type="float" office:value="4.09680666183532" calcext:value-type="float">
            <text:p>4.09680666183532</text:p>
          </table:table-cell>
          <table:table-cell office:value-type="string" calcext:value-type="string">
            <text:p>[3182 1938 3149 1933 <text:s/>779 <text:s/>917 1146 <text:s/>763 <text:s/>457 2046]</text:p>
          </table:table-cell>
          <table:table-cell office:value-type="string" calcext:value-type="string">
            <text:p>[0.26584227 0.17615693 0.13178284 0.12883585 0.07589942 0.03933083 0.02468553 0.01481347 0.01166046 0.0080418 ]</text:p>
          </table:table-cell>
          <table:table-cell office:value-type="float" office:value="0.288440342350417" calcext:value-type="float">
            <text:p>0.288440342350417</text:p>
          </table:table-cell>
          <table:table-cell office:value-type="string" calcext:value-type="string">
            <text:p>[('Drama|Romance', 0.26584226849057313), ('Action|Adventure|Drama|Fantasy|Mystery|IMAX', 0.1761569334206789), ('Adventure|Comedy|Fantasy', 0.13178283954586822), ('Action|Adventure|Fantasy|IMAX', 0.12883584607575124), ('Adventure|Fantasy|IMAX', 0.07589942466370637), ('Adventure|Fantasy|Mystery|Romance|IMAX', 0.03933083261085722), ('Action|Adventure|Crime|Drama|Thriller', 0.024685527116084703), ('Adventure|Fantasy', 0.014813469146417173), ('Adventure|Children|Fantasy', 0.011660460824290937), ('Comedy|Drama|Romance', 0.008041798942919435)]</text:p>
          </table:table-cell>
          <table:table-cell office:value-type="string" calcext:value-type="string">
            <text:p>['Comedy|Romance']</text:p>
          </table:table-cell>
          <table:table-cell office:value-type="float" office:value="3.90909090909091" calcext:value-type="float">
            <text:p>3.90909090909091</text:p>
          </table:table-cell>
          <table:table-cell office:value-type="float" office:value="0.717260629002705" calcext:value-type="float">
            <text:p>0.71726062900270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'Drama|Romance|Sci-Fi', 'Drama|Romance', 'Comedy|Drama|Romance', 'Adventure|Fantasy', 'Drama|War', 'Comedy|Romance', 'Adventure|Children|Fantasy', 'Adventure|Fantasy|IMAX', 'Action|Adventure|Drama|Fantasy|Mystery|IMAX', 'Action|Adventure|Fantasy|IMAX', 'Adventure|Comedy|Fantasy', 'Adventure|Fantasy|Mystery|Romance|IMAX', 'Comedy|Drama|Romance|War', 'Action|Adventure|Crime|Drama|Thriller', 'Drama', 'Comedy|Drama', 'Crime|Drama', 'Comedy|Drama|Mystery', 'Action|Crime|Drama|Mystery|Sci-Fi|Thriller|IMAX', 'Drama|Mystery|Thriller']</text:p>
          </table:table-cell>
        </table:table-row>
        <table:table-row table:style-name="ro1">
          <table:table-cell office:value-type="string" calcext:value-type="string">
            <text:p>[4.74525289]</text:p>
          </table:table-cell>
          <table:table-cell office:value-type="float" office:value="3.97869901714837" calcext:value-type="float">
            <text:p>3.97869901714837</text:p>
          </table:table-cell>
          <table:table-cell office:value-type="string" calcext:value-type="string">
            <text:p>[ 894 1198 2065 <text:s/>232 <text:s text:c="2"/>15 <text:s text:c="2"/>37 1298 <text:s/>875 3719 <text:s/>238]</text:p>
          </table:table-cell>
          <table:table-cell office:value-type="string" calcext:value-type="string">
            <text:p>[0.85512948 0.02646983 0.02079915 0.01936928 0.01560326 0.01099473 0.00524794 0.00311113 0.00188427 0.00087719]</text:p>
          </table:table-cell>
          <table:table-cell office:value-type="float" office:value="0.76655386969749" calcext:value-type="float">
            <text:p>0.76655386969749</text:p>
          </table:table-cell>
          <table:table-cell office:value-type="string" calcext:value-type="string">
            <text:p>[('Action|Adventure|Comedy|Romance', 0.8551294806812805), ('Action|Mystery|Thriller', 0.026469831435518024), ('Animation|Fantasy|Thriller', 0.020799145764088443), ('Crime|Drama', 0.019369280481092432), ('Action|Adventure|Sci-Fi', 0.015603258047319074), ('Action|Adventure|Mystery|Thriller', 0.01099473404375006), ('Drama|Fantasy', 0.005247941239867462), ('Adventure|Animation|Children|Comedy', 0.0031111296401906846), ('Animation|Children|Comedy|Fantasy', 0.0018842657937480976), ('Action|Crime|Drama|IMAX', 0.0008771876520827595)]</text:p>
          </table:table-cell>
          <table:table-cell office:value-type="string" calcext:value-type="string">
            <text:p>['Adventure|Animation|Children|Comedy|Fantasy']</text:p>
          </table:table-cell>
          <table:table-cell office:value-type="float" office:value="3.92857142857143" calcext:value-type="float">
            <text:p>3.92857142857143</text:p>
          </table:table-cell>
          <table:table-cell office:value-type="float" office:value="0.529728463363976" calcext:value-type="float">
            <text:p>0.529728463363976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'Action|Adventure|Comedy|Romance', 'Drama|Romance|Sci-Fi', 'Animation|Fantasy|Thriller', 'Action|Adventure|Sci-Fi|IMAX', 'Mystery|Thriller', 'Drama|Romance', 'Action|Sci-Fi|Thriller', 'Action|Adventure|Mystery|Thriller', 'Animation|Children|Comedy|Fantasy', 'Adventure|Animation|Children|Comedy', 'Animation|Children|Fantasy|IMAX', 'Action|Mystery|Thriller', 'Crime|Thriller', 'Action|Crime|Drama|IMAX', 'Drama|Fantasy', 'Crime|Drama', 'Action|Adventure|Sci-Fi', 'Adventure|Animation|Children|Comedy|Fantasy', 'Drama|Romance', 'Comedy|Romance']</text:p>
          </table:table-cell>
        </table:table-row>
        <table:table-row table:style-name="ro1">
          <table:table-cell office:value-type="string" calcext:value-type="string">
            <text:p>[4.20022377]</text:p>
          </table:table-cell>
          <table:table-cell office:value-type="float" office:value="3.39660125315449" calcext:value-type="float">
            <text:p>3.39660125315449</text:p>
          </table:table-cell>
          <table:table-cell office:value-type="string" calcext:value-type="string">
            <text:p>[4226 5572 5566 5517 <text:s/>303 3548 <text:s/>119 4153 3175 2451]</text:p>
          </table:table-cell>
          <table:table-cell office:value-type="string" calcext:value-type="string">
            <text:p>[0.29337142 0.26037544 0.13645297 0.10966477 0.01493545 0.01132843 0.00581549 0.00458531 0.00239835 0.00111714]</text:p>
          </table:table-cell>
          <table:table-cell office:value-type="float" office:value="0.803622521655632" calcext:value-type="float">
            <text:p>0.803622521655632</text:p>
          </table:table-cell>
          <table:table-cell office:value-type="string" calcext:value-type="string">
            <text:p>[('Drama', 0.29337142030481217), ('Comedy|Drama', 0.2603754353122867), ('Drama|Romance', 0.13645296509965074), ('Drama|Horror|Thriller', 0.10966477457077552), ('Drama|Romance', 0.01493544742956049), ('Drama|Romance|Sci-Fi|Thriller', 0.011328427567770288), ('Adventure|Comedy|Sci-Fi|Western', 0.00581548782522432), ('Action|Sci-Fi|Thriller', 0.004585306954224154), ('Comedy|Drama|Romance', 0.002398346726144426), ('Comedy|Drama', 0.0011171431715763318)]</text:p>
          </table:table-cell>
          <table:table-cell office:value-type="string" calcext:value-type="string">
            <text:p>['Comedy|Romance']</text:p>
          </table:table-cell>
          <table:table-cell office:value-type="float" office:value="3.49130434782609" calcext:value-type="float">
            <text:p>3.49130434782609</text:p>
          </table:table-cell>
          <table:table-cell office:value-type="float" office:value="1.17858169865983" calcext:value-type="float">
            <text:p>1.178581698659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['Adventure|Drama|War', 'Drama', 'Animation|Children|Comedy|Romance', 'Comedy|Drama|Romance', 'Drama|Romance|Sci-Fi|Thriller', 'Drama|Romance|War', 'Drama|Romance', 'Mystery|Sci-Fi|Thriller', 'Action|Sci-Fi|Thriller', 'Drama', 'Comedy|Drama|Romance', 'Drama|Mystery', 'Drama', 'Drama|Romance', 'Action|Adventure|Sci-Fi', 'Drama|Horror|Thriller', 'Drama|Sci-Fi|Thriller', 'Drama|Romance', 'Comedy|Drama', 'Crime|Drama']</text:p>
          </table:table-cell>
        </table:table-row>
        <table:table-row table:style-name="ro1">
          <table:table-cell office:value-type="string" calcext:value-type="string">
            <text:p>[3.19795031]</text:p>
          </table:table-cell>
          <table:table-cell office:value-type="float" office:value="2.56305057377857" calcext:value-type="float">
            <text:p>2.56305057377857</text:p>
          </table:table-cell>
          <table:table-cell office:value-type="string" calcext:value-type="string">
            <text:p>[ <text:s/>50 1429 2196 2191 2156 1119 2402 <text:s/>164 1652 <text:s text:c="2"/>14]</text:p>
          </table:table-cell>
          <table:table-cell office:value-type="string" calcext:value-type="string">
            <text:p>[0.1897928 <text:s/>0.10753429 0.09935423 0.09893836 0.06998186 0.037029 0.01901513 0.01200578 0.00567874 0.00025986]</text:p>
          </table:table-cell>
          <table:table-cell office:value-type="float" office:value="0.634899732766447" calcext:value-type="float">
            <text:p>0.634899732766447</text:p>
          </table:table-cell>
          <table:table-cell office:value-type="string" calcext:value-type="string">
            <text:p>[('Animation|Children|Musical', 0.1897928047595118), ('Comedy', 0.10753429262908015), ('Crime|Drama', 0.0993542262803322), ('Drama', 0.09893836402559142), ('Western', 0.06998185644387737), ('Comedy|Drama|Fantasy|Romance', 0.037028999822837985), ('Comedy|Drama', 0.019015130072115534), ('Action|Drama|Sci-Fi', 0.0120057806542583), ('Children|Comedy', 0.005678744461390734), ('Comedy|Drama', 0.0002598621600089477)]</text:p>
          </table:table-cell>
          <table:table-cell office:value-type="string" calcext:value-type="string">
            <text:p>['Adventure|Sci-Fi']</text:p>
          </table:table-cell>
          <table:table-cell office:value-type="float" office:value="3.14597156398104" calcext:value-type="float">
            <text:p>3.14597156398104</text:p>
          </table:table-cell>
          <table:table-cell office:value-type="float" office:value="0.866173356523729" calcext:value-type="float">
            <text:p>0.8661733565237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['Adventure|Comedy|Fantasy', 'Comedy|Drama|Romance|War', 'Western', 'Adventure|Comedy|Sci-Fi', 'Action|Horror', 'Drama|War', 'Children|Comedy', 'Action|Adventure', 'Adventure|Drama|War', 'Adventure|Drama|Western', 'Crime|Horror|Thriller', 'Comedy|Drama', 'Comedy|Crime|Drama|Thriller', 'Adventure|Fantasy', 'Mystery|Sci-Fi|Thriller', 'Animation|Children|Musical', 'Drama', 'Comedy|Crime', 'Comedy', 'Adventure|Drama|Sci-Fi']</text:p>
          </table:table-cell>
        </table:table-row>
        <table:table-row table:style-name="ro1">
          <table:table-cell office:value-type="string" calcext:value-type="string">
            <text:p>[2.59281299]</text:p>
          </table:table-cell>
          <table:table-cell office:value-type="float" office:value="4.27999636422918" calcext:value-type="float">
            <text:p>4.27999636422918</text:p>
          </table:table-cell>
          <table:table-cell office:value-type="string" calcext:value-type="string">
            <text:p>[6196 6397 <text:s/>315 1572 3703 1676 <text:s/>371 1119 1470 2395]</text:p>
          </table:table-cell>
          <table:table-cell office:value-type="string" calcext:value-type="string">
            <text:p>[0.21293251 0.11118279 0.0573654 <text:s/>0.04697295 0.03176525 0.03162742 0.0196907 <text:s/>0.00538029 0.00111901 0.00052628]</text:p>
          </table:table-cell>
          <table:table-cell office:value-type="float" office:value="1.68718337227621" calcext:value-type="float">
            <text:p>1.68718337227621</text:p>
          </table:table-cell>
          <table:table-cell office:value-type="string" calcext:value-type="string">
            <text:p>[('Comedy', 0.21293250856332394), ('Comedy', 0.11118278808436072), ('Comedy|Romance', 0.05736540467935517), ('Comedy|Fantasy|Horror', 0.04697294973260607), ('Comedy', 0.03176524654655028), ('Comedy', 0.03162741750013184), ('Comedy|Drama|Romance', 0.019690699053571733), ('Comedy|Drama|Fantasy|Romance', 0.005380287210838535), ('Adventure|Comedy|Sci-Fi', 0.0011190122640982758), ('Adventure|Drama|War', 0.0005262847557566622)]</text:p>
          </table:table-cell>
          <table:table-cell office:value-type="string" calcext:value-type="string">
            <text:p>['Crime|Drama']</text:p>
          </table:table-cell>
          <table:table-cell office:value-type="float" office:value="2.61098398169336" calcext:value-type="float">
            <text:p>2.61098398169336</text:p>
          </table:table-cell>
          <table:table-cell office:value-type="float" office:value="1.17552001919699" calcext:value-type="float">
            <text:p>1.175520019196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'Comedy|Drama|Romance|War', 'Comedy', 'Adventure|Comedy|Sci-Fi', 'Comedy', 'Comedy', 'Adventure|Comedy|Fantasy', 'Comedy|Drama|Fantasy|Romance', 'Comedy', 'Adventure|Comedy|Drama', 'Comedy', 'Action|Adventure|Sci-Fi', 'Comedy|Fantasy|Horror', 'Comedy|Drama|Romance', 'Comedy', 'Crime|Drama', 'Action|Adventure|Fantasy', 'Comedy|Musical', 'Comedy', 'Adventure|Drama|War', 'Comedy|Romance']</text:p>
          </table:table-cell>
        </table:table-row>
        <table:table-row table:style-name="ro1">
          <table:table-cell office:value-type="string" calcext:value-type="string">
            <text:p>[3.40276662]</text:p>
          </table:table-cell>
          <table:table-cell office:value-type="float" office:value="3.7064759465853" calcext:value-type="float">
            <text:p>3.7064759465853</text:p>
          </table:table-cell>
          <table:table-cell office:value-type="string" calcext:value-type="string">
            <text:p>[ <text:s/>46 <text:s/>358 <text:s text:c="2"/>48 4146 2175 2400 1103 2394 <text:s/>334 <text:s/>164]</text:p>
          </table:table-cell>
          <table:table-cell office:value-type="string" calcext:value-type="string">
            <text:p>[0.20184996 0.16696711 0.09932881 0.06433542 0.06140193 0.04305707 0.0197053 <text:s/>0.01035857 0.00958823 0.00396094]</text:p>
          </table:table-cell>
          <table:table-cell office:value-type="float" office:value="0.303709321879055" calcext:value-type="float">
            <text:p>0.303709321879055</text:p>
          </table:table-cell>
          <table:table-cell office:value-type="string" calcext:value-type="string">
            <text:p>[('Action|Adventure|Romance', 0.2018499569139021), ('Drama|Western', 0.16696710614922725), ('Drama', 0.09932880953743616), ('Comedy|Drama', 0.06433541569747896), ('Drama|Sci-Fi|Thriller', 0.06140192599417839), ('Crime|Drama', 0.04305707106260293), ('Drama', 0.019705304184814896), ('Children|Drama|Fantasy|Romance', 0.010358567100121424), ('Comedy|Crime', 0.009588225632287697), ('Action|Drama|Sci-Fi', 0.003960942669198253)]</text:p>
          </table:table-cell>
          <table:table-cell office:value-type="string" calcext:value-type="string">
            <text:p>['Action|Drama|Sci-Fi']</text:p>
          </table:table-cell>
          <table:table-cell office:value-type="float" office:value="3.35576923076923" calcext:value-type="float">
            <text:p>3.35576923076923</text:p>
          </table:table-cell>
          <table:table-cell office:value-type="float" office:value="0.833580725464811" calcext:value-type="float">
            <text:p>0.83358072546481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['Crime|Drama', 'Adventure|Children|Fantasy|Musical', 'Drama', 'Drama|Romance|War', 'Drama|Romance', 'Comedy|Crime', 'Drama|War', 'Action|Adventure|Mystery|Romance|Thriller', 'Mystery|Thriller', 'Crime|Drama', 'Animation|Children|Drama|Fantasy|Musical', 'Comedy|Drama|Romance|War', 'Action|Adventure|Romance', 'Drama', 'Adventure|Fantasy', 'Crime|Drama', 'Adventure|Drama|Sci-Fi', 'Children|Drama|Fantasy|Romance', 'Crime|Horror', 'Action|Adventure|Sci-Fi']</text:p>
          </table:table-cell>
        </table:table-row>
        <table:table-row table:style-name="ro1">
          <table:table-cell office:value-type="string" calcext:value-type="string">
            <text:p>[3.73244569]</text:p>
          </table:table-cell>
          <table:table-cell office:value-type="float" office:value="4.07317846058846" calcext:value-type="float">
            <text:p>4.07317846058846</text:p>
          </table:table-cell>
          <table:table-cell office:value-type="string" calcext:value-type="string">
            <text:p>[4217 1181 <text:s/>842 2657 <text:s/>456 1164 3505 4183 <text:s/>115 3145]</text:p>
          </table:table-cell>
          <table:table-cell office:value-type="string" calcext:value-type="string">
            <text:p>[0.4883436 <text:s/>0.06248912 0.06033929 0.03573468 0.03293609 0.02726375 0.02346068 0.00723959 0.00498802 0.00369434]</text:p>
          </table:table-cell>
          <table:table-cell office:value-type="float" office:value="0.340732766466672" calcext:value-type="float">
            <text:p>0.340732766466672</text:p>
          </table:table-cell>
          <table:table-cell office:value-type="string" calcext:value-type="string">
            <text:p>[('Drama', 0.4883435955580707), ('Children|Comedy', 0.06248911580868228), ('Crime|Drama', 0.060339287290803664), ('Comedy', 0.03573468081602228), ('Crime|Drama', 0.032936086352629436), ('Crime|Drama|Film-Noir|Thriller', 0.027263751359787678), ('Drama', 0.02346067786788583), ('Animation|Drama|Fantasy', 0.007239587581700716), ('Drama', 0.004988019150955906), ('Comedy', 0.0036943370378194657)]</text:p>
          </table:table-cell>
          <table:table-cell office:value-type="string" calcext:value-type="string">
            <text:p>['Action|Drama']</text:p>
          </table:table-cell>
          <table:table-cell office:value-type="float" office:value="3.90716180371353" calcext:value-type="float">
            <text:p>3.90716180371353</text:p>
          </table:table-cell>
          <table:table-cell office:value-type="float" office:value="0.787418747658694" calcext:value-type="float">
            <text:p>0.78741874765869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['Crime|Drama', 'Crime|Thriller', 'Drama', 'Action|Crime|Drama', 'Action|Drama|Thriller|Western', 'Action|Adventure|Crime|Drama|Thriller', 'Crime|Drama|Film-Noir|Mystery|Thriller', 'Drama', 'Crime|Drama|Film-Noir|Thriller', 'Drama', 'Children|Comedy', 'Drama', 'Comedy|Drama|Romance', 'Drama', 'Comedy', 'Crime|Drama', 'Comedy|Romance', 'Drama', 'Crime|Horror|Thriller', 'Comedy']</text:p>
          </table:table-cell>
        </table:table-row>
        <table:table-row table:style-name="ro1">
          <table:table-cell office:value-type="string" calcext:value-type="string">
            <text:p>[3.93037888]</text:p>
          </table:table-cell>
          <table:table-cell office:value-type="float" office:value="3.83536017483054" calcext:value-type="float">
            <text:p>3.83536017483054</text:p>
          </table:table-cell>
          <table:table-cell office:value-type="string" calcext:value-type="string">
            <text:p>[ 320 2422 <text:s/>295 2427 <text:s/>310 <text:s/>307 <text:s/>361 2070 1134 <text:s/>232]</text:p>
          </table:table-cell>
          <table:table-cell office:value-type="string" calcext:value-type="string">
            <text:p>[0.29036713 0.15878612 0.09619521 0.08333615 0.07060163 0.05999447 0.01537761 0.00521705 0.00468879 0.00151161]</text:p>
          </table:table-cell>
          <table:table-cell office:value-type="float" office:value="0.0950187097076003" calcext:value-type="float">
            <text:p>0.0950187097076</text:p>
          </table:table-cell>
          <table:table-cell office:value-type="string" calcext:value-type="string">
            <text:p>[('Drama', 0.2903671340651739), ('Comedy|Drama', 0.15878611564094575), ('Comedy|Drama|Romance', 0.09619520900518634), ('Drama', 0.08333615346425106), ('Comedy|Drama', 0.07060162928277851), ('Drama|Fantasy|Romance', 0.05999447394431408), ('Action|Comedy|Sci-Fi', 0.015377612330421625), ('Comedy|Drama', 0.005217046994061052), ('Action|Crime|Thriller', 0.004688789996887634), ('Crime|Drama', 0.001511612183608967)]</text:p>
          </table:table-cell>
          <table:table-cell office:value-type="string" calcext:value-type="string">
            <text:p>['Comedy|Romance']</text:p>
          </table:table-cell>
          <table:table-cell office:value-type="float" office:value="3.75490196078431" calcext:value-type="float">
            <text:p>3.75490196078431</text:p>
          </table:table-cell>
          <table:table-cell office:value-type="float" office:value="0.833563981921568" calcext:value-type="float">
            <text:p>0.8335639819215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'Comedy|Drama', 'Drama', 'Crime|Horror|Thriller', 'Action|Crime|Thriller', 'Comedy|Romance', 'Comedy|Drama', 'Children|Comedy|Fantasy|Musical', 'Action|Adventure|Comedy|Fantasy|Romance', 'Action|Adventure', 'Comedy|Drama|Romance', 'Action|Crime|Thriller', 'Comedy|Crime|Drama|Thriller', 'Action|Adventure|Sci-Fi', 'Action|Comedy|Sci-Fi', 'Comedy|Crime|Drama|Thriller', 'Drama', 'Drama|Romance', 'Drama|Fantasy|Romance', 'Crime|Mystery|Thriller', 'Comedy|Drama']</text:p>
          </table:table-cell>
        </table:table-row>
        <table:table-row table:style-name="ro1">
          <table:table-cell office:value-type="string" calcext:value-type="string">
            <text:p>[3.92481378]</text:p>
          </table:table-cell>
          <table:table-cell office:value-type="float" office:value="3.9017016461613" calcext:value-type="float">
            <text:p>3.9017016461613</text:p>
          </table:table-cell>
          <table:table-cell office:value-type="string" calcext:value-type="string">
            <text:p>[3113 2345 2330 1351 1007 2344 1542 1721 1372 1075]</text:p>
          </table:table-cell>
          <table:table-cell office:value-type="string" calcext:value-type="string">
            <text:p>[0.15311105 0.13797854 0.1297376 <text:s/>0.0983012 <text:s/>0.09502254 0.08282643 0.04202918 0.02414144 0.02063303 0.00118175]</text:p>
          </table:table-cell>
          <table:table-cell office:value-type="float" office:value="0.0231121379125603" calcext:value-type="float">
            <text:p>0.02311213791256</text:p>
          </table:table-cell>
          <table:table-cell office:value-type="string" calcext:value-type="string">
            <text:p>[('Adventure|Fantasy', 0.15311104940746484), ('Horror|Sci-Fi', 0.13797853721011535), ('Adventure|Drama|Sci-Fi|Thriller', 0.12973759976041027), ('Drama|Mystery|Thriller', 0.09830119823336016), ('Adventure|Drama|War', 0.09502254282901651), ('Drama|Sci-Fi', 0.08282642700340234), ('Horror|Thriller', 0.04202917780351737), ('Adventure|Drama|Sci-Fi', 0.024141444645180192), ('Adventure|Drama', 0.02063303255039414), ('Action|Sci-Fi|IMAX', 0.001181747371910169)]</text:p>
          </table:table-cell>
          <table:table-cell office:value-type="string" calcext:value-type="string">
            <text:p>['Action|Adventure|Comedy|Crime']</text:p>
          </table:table-cell>
          <table:table-cell office:value-type="float" office:value="3.78061224489796" calcext:value-type="float">
            <text:p>3.78061224489796</text:p>
          </table:table-cell>
          <table:table-cell office:value-type="float" office:value="0.876952611980594" calcext:value-type="float">
            <text:p>0.8769526119805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['Action|Comedy|Horror', 'Drama|Sci-Fi', 'Crime|Drama', 'Action|Drama|War', 'Adventure|Fantasy|IMAX', 'Drama|Mystery|Thriller', 'Action|Crime|Drama|Mystery|Sci-Fi|Thriller|IMAX', 'Drama|Sci-Fi|IMAX', 'Action|Adventure|Sci-Fi|IMAX', 'Action|Sci-Fi|IMAX', 'Adventure|Drama|Sci-Fi', 'Comedy|Crime|Drama', 'Sci-Fi|IMAX', 'Comedy|Drama|Romance|War', 'Horror|Sci-Fi', 'Action|Horror|Sci-Fi|Thriller', 'Adventure|Drama|Western', 'Comedy', 'Crime|Mystery|Thriller', 'Adventure|Drama|War']</text:p>
          </table:table-cell>
        </table:table-row>
        <table:table-row table:style-name="ro1">
          <table:table-cell office:value-type="string" calcext:value-type="string">
            <text:p>[4.89872107]</text:p>
          </table:table-cell>
          <table:table-cell office:value-type="float" office:value="3.97115008935507" calcext:value-type="float">
            <text:p>3.97115008935507</text:p>
          </table:table-cell>
          <table:table-cell office:value-type="string" calcext:value-type="string">
            <text:p>[4412 4443 4438 4277 4363 4454 4421 4347 4422 4423]</text:p>
          </table:table-cell>
          <table:table-cell office:value-type="string" calcext:value-type="string">
            <text:p>[0.3157478 <text:s/>0.19621256 0.18308906 0.09016054 0.0602718 <text:s/>0.04995065 0.03620183 0.01818023 0.01505227 0.01487747]</text:p>
          </table:table-cell>
          <table:table-cell office:value-type="float" office:value="0.927570982098731" calcext:value-type="float">
            <text:p>0.927570982098731</text:p>
          </table:table-cell>
          <table:table-cell office:value-type="string" calcext:value-type="string">
            <text:p>[('Comedy', 0.31574780423256915), ('Animation', 0.196212555940405), ('(no genres listed)', 0.1830890591636285), ('Crime|Drama', 0.09016054108276826), ('Adventure|Animation|Sci-Fi', 0.060271801585298525), ('Animation|Children', 0.04995064528639222), ('Crime|Mystery', 0.03620183125953588), ('Drama', 0.018180229958985966), ('Crime', 0.015052274536328177), ('Crime', 0.014877471244849172)]</text:p>
          </table:table-cell>
          <table:table-cell office:value-type="string" calcext:value-type="string">
            <text:p>['Comedy|Romance']</text:p>
          </table:table-cell>
          <table:table-cell office:value-type="float" office:value="4.11634349030471" calcext:value-type="float">
            <text:p>4.11634349030471</text:p>
          </table:table-cell>
          <table:table-cell office:value-type="float" office:value="0.612346590901241" calcext:value-type="float">
            <text:p>0.61234659090124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['Comedy', 'Action|Comedy|Crime|Drama', 'Comedy|Drama|Fantasy|Mystery|Romance', 'Drama', 'Animation|Romance', 'Comedy|Drama|Romance', 'Action|Drama|War', 'Comedy|Crime|Drama', 'Documentary', 'Comedy|Crime|Drama', 'Comedy|Drama|Thriller', 'Adventure|Animation|Sci-Fi', 'Documentary', 'Action|Crime|Drama|Thriller', 'Drama', 'Adventure|Animation|Children|Fantasy|IMAX', 'Animation|Children', 'Documentary', 'Action|Adventure|Drama|War', 'Comedy|Crime|Romance']</text:p>
          </table:table-cell>
        </table:table-row>
        <table:table-row table:style-name="ro1">
          <table:table-cell office:value-type="string" calcext:value-type="string">
            <text:p>[3.23373927]</text:p>
          </table:table-cell>
          <table:table-cell office:value-type="float" office:value="3.99566672187379" calcext:value-type="float">
            <text:p>3.99566672187379</text:p>
          </table:table-cell>
          <table:table-cell office:value-type="string" calcext:value-type="string">
            <text:p>[5403 3035 5347 5379 5329 2095 <text:s/>357 <text:s/>405 3706 2630]</text:p>
          </table:table-cell>
          <table:table-cell office:value-type="string" calcext:value-type="string">
            <text:p>[0.23225274 0.09992545 0.08923268 0.05866146 0.05812917 0.03887534 0.03831188 0.01493823 0.00870233 0.00771856]</text:p>
          </table:table-cell>
          <table:table-cell office:value-type="float" office:value="0.761927453536507" calcext:value-type="float">
            <text:p>0.761927453536507</text:p>
          </table:table-cell>
          <table:table-cell office:value-type="string" calcext:value-type="string">
            <text:p>[('Romance', 0.23225274490561917), ('Comedy|Drama', 0.09992544981453205), ('Drama', 0.0892326801796153), ('Drama', 0.058661463676422235), ('Comedy|Drama', 0.05812917346294141), ('Drama|Romance|War', 0.038875340241575095), ('Comedy|Drama', 0.03831187856704333), ('Comedy|Romance', 0.014938225471103893), ('Drama', 0.008702332986394671), ('Comedy|War', 0.007718564362209986)]</text:p>
          </table:table-cell>
          <table:table-cell office:value-type="string" calcext:value-type="string">
            <text:p>['Comedy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</table:table-row>
        <table:table-row table:style-name="ro1">
          <table:table-cell office:value-type="string" calcext:value-type="string">
            <text:p>[3.35729765]</text:p>
          </table:table-cell>
          <table:table-cell office:value-type="float" office:value="3.49825521442089" calcext:value-type="float">
            <text:p>3.49825521442089</text:p>
          </table:table-cell>
          <table:table-cell office:value-type="string" calcext:value-type="string">
            <text:p>[8283 2786 8227 4473 7204 5305 3566 2447 5218 1438]</text:p>
          </table:table-cell>
          <table:table-cell office:value-type="string" calcext:value-type="string">
            <text:p>[0.16471196 0.12598018 0.07995969 0.07640698 0.0744678 <text:s/>0.06355062 0.04344527 0.02105904 0.01420108 0.0076769 ]</text:p>
          </table:table-cell>
          <table:table-cell office:value-type="float" office:value="0.140957561550942" calcext:value-type="float">
            <text:p>0.140957561550942</text:p>
          </table:table-cell>
          <table:table-cell office:value-type="string" calcext:value-type="string">
            <text:p>[('Drama|Romance', 0.16471196043501482), ('Action|Comedy|Romance', 0.12598018438871908), ('Comedy|Romance', 0.07995969282654448), ('Drama|Romance', 0.07640698032385267), ('Drama|War', 0.07446779540122395), ('Comedy', 0.06355061859307953), ('Drama', 0.04344527390380941), ('Drama|Romance', 0.021059043866042182), ('Comedy|Romance', 0.014201082198806317), ('Drama|Thriller', 0.007676898636896709)]</text:p>
          </table:table-cell>
          <table:table-cell office:value-type="string" calcext:value-type="string">
            <text:p>['Comedy']</text:p>
          </table:table-cell>
          <table:table-cell office:value-type="float" office:value="3.39895635673624" calcext:value-type="float">
            <text:p>3.39895635673624</text:p>
          </table:table-cell>
          <table:table-cell office:value-type="float" office:value="0.830650308780217" calcext:value-type="float">
            <text:p>0.83065030878021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['Comedy|Romance', 'Comedy|Romance', 'Action|Comedy|Romance', 'Comedy|Drama|Romance', 'Crime|Film-Noir|Mystery|Thriller', 'Comedy|Romance', 'Comedy|Romance', 'Drama|Horror|Mystery', 'Adventure|Fantasy|IMAX', 'Action|Adventure|Sci-Fi|IMAX', 'Comedy|Romance', 'Drama|Mystery|Romance|Thriller', 'Drama|War', 'Drama|Mystery|Thriller', 'Crime|Drama', 'Drama|Romance', 'Action|Adventure|Drama|Fantasy', 'Adventure|Comedy|Romance|War', 'Drama', 'Mystery|Thriller']</text:p>
          </table:table-cell>
        </table:table-row>
        <table:table-row table:style-name="ro1">
          <table:table-cell office:value-type="string" calcext:value-type="string">
            <text:p>[2.80674522]</text:p>
          </table:table-cell>
          <table:table-cell office:value-type="float" office:value="5.00593861496891" calcext:value-type="float">
            <text:p>5.00593861496891</text:p>
          </table:table-cell>
          <table:table-cell office:value-type="string" calcext:value-type="string">
            <text:p>[7179 5036 7197 7160 7168 7161 7186 6264 2821 7163]</text:p>
          </table:table-cell>
          <table:table-cell office:value-type="string" calcext:value-type="string">
            <text:p>[0.26607838 0.05654567 0.05244258 0.04291337 0.03207105 0.0320285 0.03049138 0.02637287 0.01397241 0.00843285]</text:p>
          </table:table-cell>
          <table:table-cell office:value-type="float" office:value="2.19919339951307" calcext:value-type="float">
            <text:p>2.19919339951307</text:p>
          </table:table-cell>
          <table:table-cell office:value-type="string" calcext:value-type="string">
            <text:p>[('Action|Animation|Fantasy', 0.26607837831563236), ('Action|Adventure|Drama|Sci-Fi', 0.05654566715701932), ('Animation|Sci-Fi', 0.05244257647455972), ('Action|Crime|Drama', 0.042913367682565096), ('Action|Animation|Fantasy', 0.03207104857830405), ('Action|Adventure|Animation|Sci-Fi', 0.03202849646371286), ('Action|Adventure|Animation|Fantasy', 0.030491377211786495), ('Action|Horror|Thriller', 0.026372872006738487), ('Children|Comedy|Musical', 0.013972409168815814), ('Action|Animation|Crime', 0.008432850032032715)]</text:p>
          </table:table-cell>
          <table:table-cell office:value-type="string" calcext:value-type="string">
            <text:p>['Action|Adventure|Animation|Children|Comedy|Western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AVERAGE([.E$1:.E$1048576])" office:value-type="float" office:value="0.476312611612003" calcext:value-type="float">
            <text:p>0.476312611612003</text:p>
          </table:table-cell>
          <table:table-cell table:formula="of:=STDEV([.E$1:.E$1048576])" office:value-type="float" office:value="0.489676199726554" calcext:value-type="float">
            <text:p>0.48967619972655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0:51:12.668287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30T12:18:20.047392938</dc:date>
    <meta:editing-duration>PT1H16M</meta:editing-duration>
    <meta:editing-cycles>2</meta:editing-cycles>
    <meta:generator>LibreOffice/6.0.7.3$Linux_X86_64 LibreOffice_project/00m0$Build-3</meta:generator>
    <meta:document-statistic meta:table-count="1" meta:cell-count="587" meta:object-count="0"/>
  </office:meta>
</office:document-meta>
</file>